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Hindi1" svg:font-family="'Lohit Hindi'"/>
    <style:font-face style:name="OpenSymbol" svg:font-family="OpenSymbol"/>
    <style:font-face style:name="inherit" svg:font-family="inherit"/>
    <style:font-face style:name="verdana" svg:font-family="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d2a31" officeooo:paragraph-rsid="001d2a31"/>
    </style:style>
    <style:style style:name="P2" style:family="paragraph" style:parent-style-name="Standard">
      <style:text-properties officeooo:rsid="001d2a31" officeooo:paragraph-rsid="001ebd7c"/>
    </style:style>
    <style:style style:name="P3" style:family="paragraph" style:parent-style-name="Standard">
      <style:text-properties officeooo:rsid="001d2a31" officeooo:paragraph-rsid="003220a2"/>
    </style:style>
    <style:style style:name="P4" style:family="paragraph" style:parent-style-name="Standard">
      <style:text-properties officeooo:rsid="001d2a31" officeooo:paragraph-rsid="0039da2d"/>
    </style:style>
    <style:style style:name="P5" style:family="paragraph" style:parent-style-name="Standard">
      <style:text-properties officeooo:rsid="001d2a31" officeooo:paragraph-rsid="00409c56"/>
    </style:style>
    <style:style style:name="P6" style:family="paragraph" style:parent-style-name="Standard">
      <style:text-properties officeooo:rsid="001d2a31" officeooo:paragraph-rsid="00459775"/>
    </style:style>
    <style:style style:name="P7" style:family="paragraph" style:parent-style-name="Standard">
      <style:text-properties officeooo:rsid="001d2a31" officeooo:paragraph-rsid="0049124a"/>
    </style:style>
    <style:style style:name="P8" style:family="paragraph" style:parent-style-name="Standard">
      <style:text-properties officeooo:rsid="001d2a31" officeooo:paragraph-rsid="0049564d"/>
    </style:style>
    <style:style style:name="P9" style:family="paragraph" style:parent-style-name="Standard">
      <style:text-properties officeooo:rsid="001d2a31" officeooo:paragraph-rsid="00a6b7ec"/>
    </style:style>
    <style:style style:name="P10" style:family="paragraph" style:parent-style-name="Standard">
      <style:text-properties officeooo:rsid="001ebdb1" officeooo:paragraph-rsid="001ebdb1"/>
    </style:style>
    <style:style style:name="P11" style:family="paragraph" style:parent-style-name="Standard">
      <style:text-properties officeooo:rsid="001ebdb1" officeooo:paragraph-rsid="0037dba7"/>
    </style:style>
    <style:style style:name="P12" style:family="paragraph" style:parent-style-name="Standard">
      <style:text-properties officeooo:rsid="00206f45" officeooo:paragraph-rsid="00206f45"/>
    </style:style>
    <style:style style:name="P13" style:family="paragraph" style:parent-style-name="Standard">
      <style:text-properties fo:font-variant="normal" fo:text-transform="none" fo:color="#000000" style:font-name="Georgia" fo:font-size="11.25pt" fo:letter-spacing="normal" fo:font-style="normal" fo:font-weight="normal" officeooo:rsid="001ebdb1" officeooo:paragraph-rsid="0088784f"/>
    </style:style>
    <style:style style:name="P14" style:family="paragraph" style:parent-style-name="Standard">
      <style:text-properties fo:font-variant="normal" fo:text-transform="none" fo:color="#000000" style:font-name="Georgia" fo:font-size="11.25pt" fo:letter-spacing="normal" fo:font-style="normal" fo:font-weight="normal" officeooo:rsid="00245081" officeooo:paragraph-rsid="00245081"/>
    </style:style>
    <style:style style:name="P15" style:family="paragraph" style:parent-style-name="Standard">
      <style:text-properties officeooo:rsid="00245081" officeooo:paragraph-rsid="00245081"/>
    </style:style>
    <style:style style:name="P16" style:family="paragraph" style:parent-style-name="Standard">
      <style:text-properties officeooo:rsid="00245081" officeooo:paragraph-rsid="00327744"/>
    </style:style>
    <style:style style:name="P17" style:family="paragraph" style:parent-style-name="Standard">
      <style:text-properties fo:color="#0000ff" officeooo:rsid="00245081" officeooo:paragraph-rsid="00245081"/>
    </style:style>
    <style:style style:name="P18" style:family="paragraph" style:parent-style-name="Standard">
      <style:text-properties fo:color="#0000ff" officeooo:rsid="00245081" officeooo:paragraph-rsid="00327744"/>
    </style:style>
    <style:style style:name="P19" style:family="paragraph" style:parent-style-name="Standard">
      <style:text-properties fo:color="#0000ff" officeooo:rsid="00245081" officeooo:paragraph-rsid="00409c56"/>
    </style:style>
    <style:style style:name="P20" style:family="paragraph" style:parent-style-name="Standard">
      <style:text-properties officeooo:rsid="002ede93" officeooo:paragraph-rsid="002ede93"/>
    </style:style>
    <style:style style:name="P21" style:family="paragraph" style:parent-style-name="Standard">
      <style:text-properties officeooo:rsid="0031b9fd" officeooo:paragraph-rsid="0049124a"/>
    </style:style>
    <style:style style:name="P22" style:family="paragraph" style:parent-style-name="Standard">
      <style:text-properties officeooo:rsid="0031b9fd" officeooo:paragraph-rsid="003220a2"/>
    </style:style>
    <style:style style:name="P23" style:family="paragraph" style:parent-style-name="Standard">
      <style:text-properties officeooo:rsid="0049124a" officeooo:paragraph-rsid="0049124a"/>
    </style:style>
    <style:style style:name="P24" style:family="paragraph" style:parent-style-name="Standard">
      <style:text-properties style:font-name="Arial1" fo:font-size="11pt" officeooo:rsid="0027aa80" officeooo:paragraph-rsid="0031b9fd" style:font-size-asian="11pt" style:font-name-complex="Arial2" style:font-size-complex="11pt"/>
    </style:style>
    <style:style style:name="P25" style:family="paragraph" style:parent-style-name="Standard">
      <style:text-properties officeooo:rsid="0027aa80" officeooo:paragraph-rsid="003195a9"/>
    </style:style>
    <style:style style:name="P26" style:family="paragraph" style:parent-style-name="Standard">
      <style:text-properties officeooo:rsid="0027aa80" officeooo:paragraph-rsid="0027aa80"/>
    </style:style>
    <style:style style:name="P27" style:family="paragraph" style:parent-style-name="Standard">
      <style:text-properties officeooo:rsid="002b2f0b" officeooo:paragraph-rsid="0039da2d"/>
    </style:style>
    <style:style style:name="P28" style:family="paragraph" style:parent-style-name="Standard">
      <style:text-properties officeooo:rsid="0029dbe9" officeooo:paragraph-rsid="0029dbe9"/>
    </style:style>
    <style:style style:name="P29" style:family="paragraph" style:parent-style-name="Standard">
      <style:text-properties fo:font-size="12pt" officeooo:paragraph-rsid="004447bf" style:font-size-asian="12pt" style:font-size-complex="12pt"/>
    </style:style>
    <style:style style:name="P30" style:family="paragraph" style:parent-style-name="Standard">
      <style:text-properties fo:font-size="12pt" officeooo:rsid="0027aa80" officeooo:paragraph-rsid="004447bf" style:font-size-asian="12pt" style:font-size-complex="12pt"/>
    </style:style>
    <style:style style:name="P31" style:family="paragraph" style:parent-style-name="Standard">
      <style:text-properties fo:color="#000000" officeooo:rsid="00245081" officeooo:paragraph-rsid="00245081"/>
    </style:style>
    <style:style style:name="P32" style:family="paragraph" style:parent-style-name="Standard">
      <style:text-properties fo:font-weight="bold" officeooo:rsid="0039da2d" officeooo:paragraph-rsid="0039da2d" style:font-weight-asian="bold" style:font-weight-complex="bold"/>
    </style:style>
    <style:style style:name="P33" style:family="paragraph" style:parent-style-name="Standard">
      <style:text-properties fo:font-weight="bold" officeooo:rsid="001ebd7c" officeooo:paragraph-rsid="00245081" style:font-weight-asian="bold" style:font-weight-complex="bold"/>
    </style:style>
    <style:style style:name="P34" style:family="paragraph" style:parent-style-name="Standard">
      <style:text-properties fo:font-weight="bold" officeooo:rsid="001ebd7c" officeooo:paragraph-rsid="001ebd7c" style:font-weight-asian="bold" style:font-weight-complex="bold"/>
    </style:style>
    <style:style style:name="P35" style:family="paragraph" style:parent-style-name="Standard">
      <style:paragraph-properties fo:margin-top="0.0835in" fo:margin-bottom="0in" style:contextual-spacing="false"/>
      <style:text-properties officeooo:rsid="001ebdb1" officeooo:paragraph-rsid="003d017f"/>
    </style:style>
    <style:style style:name="P36" style:family="paragraph" style:parent-style-name="Standard">
      <style:paragraph-properties fo:margin-top="0.0835in" fo:margin-bottom="0in" style:contextual-spacing="false" fo:text-align="center" style:justify-single-word="false"/>
      <style:text-properties officeooo:paragraph-rsid="003d017f"/>
    </style:style>
    <style:style style:name="P37" style:family="paragraph" style:parent-style-name="Standard">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style>
    <style:style style:name="P38" style:family="paragraph" style:parent-style-name="Standard">
      <style:paragraph-properties fo:margin-top="0.0835in" fo:margin-bottom="0in" style:contextual-spacing="false"/>
      <style:text-properties style:font-name="Arial1" fo:font-size="11pt" fo:font-weight="bold" officeooo:paragraph-rsid="003d017f" style:font-name-asian="Times New Roman1" style:font-size-asian="11pt" style:font-weight-asian="bold" style:font-name-complex="Arial2" style:font-size-complex="11pt"/>
    </style:style>
    <style:style style:name="P39" style:family="paragraph" style:parent-style-name="Standard">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40" style:family="paragraph" style:parent-style-name="Standard">
      <style:paragraph-properties fo:margin-top="0.0835in" fo:margin-bottom="0in" style:contextual-spacing="false" fo:text-align="center" style:justify-single-word="false"/>
      <style:text-properties style:font-name="Arial1" fo:font-size="11pt" officeooo:paragraph-rsid="003d017f" style:font-size-asian="11pt" style:font-name-complex="Arial2" style:font-size-complex="11pt"/>
    </style:style>
    <style:style style:name="P41" style:family="paragraph" style:parent-style-name="Standard">
      <style:paragraph-properties fo:margin-top="0.0835in" fo:margin-bottom="0in" style:contextual-spacing="false"/>
      <style:text-properties officeooo:paragraph-rsid="003d017f"/>
    </style:style>
    <style:style style:name="P42" style:family="paragraph" style:parent-style-name="Standard">
      <style:paragraph-properties fo:margin-top="0.0835in" fo:margin-bottom="0in" style:contextual-spacing="false"/>
      <style:text-properties fo:color="#000000" style:font-name="Arial1" fo:font-size="11pt" officeooo:paragraph-rsid="003d017f" style:font-size-asian="11pt" style:font-name-complex="Arial2" style:font-size-complex="11pt"/>
    </style:style>
    <style:style style:name="P43" style:family="paragraph" style:parent-style-name="Standard">
      <style:paragraph-properties fo:margin-top="0.0835in" fo:margin-bottom="0in" style:contextual-spacing="false" fo:text-align="center" style:justify-single-word="false" fo:keep-with-next="always"/>
      <style:text-properties officeooo:paragraph-rsid="003d017f"/>
    </style:style>
    <style:style style:name="P44" style:family="paragraph" style:parent-style-name="Standard">
      <style:paragraph-properties fo:margin-top="0.0835in" fo:margin-bottom="0in" style:contextual-spacing="false" fo:keep-with-next="always"/>
      <style:text-properties style:font-name="Arial1" fo:font-size="11pt" fo:font-weight="bold" officeooo:paragraph-rsid="003d017f" style:font-size-asian="11pt" style:font-weight-asian="bold" style:font-name-complex="Arial2" style:font-size-complex="11pt"/>
    </style:style>
    <style:style style:name="P45" style:family="paragraph" style:parent-style-name="regulartext">
      <style:paragraph-properties fo:margin-top="0.0835in" fo:margin-bottom="0in" style:contextual-spacing="false" fo:keep-with-next="always"/>
      <style:text-properties style:font-name="Arial1" fo:font-size="11pt" fo:font-weight="bold" officeooo:paragraph-rsid="003d017f" style:font-size-asian="11pt" style:font-weight-asian="bold" style:font-name-complex="Arial2" style:font-size-complex="11pt" style:font-weight-complex="bold"/>
    </style:style>
    <style:style style:name="P46" style:family="paragraph" style:parent-style-name="Normal_20__28_Web_29_">
      <style:paragraph-properties fo:margin-top="0.0835in" fo:margin-bottom="0in" style:contextual-spacing="false" fo:text-align="center" style:justify-single-word="false"/>
      <style:text-properties officeooo:paragraph-rsid="003d017f"/>
    </style:style>
    <style:style style:name="P47" style:family="paragraph" style:parent-style-name="Normal_20__28_Web_29_">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48" style:family="paragraph" style:parent-style-name="regulartext">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font-weight-complex="bold"/>
    </style:style>
    <style:style style:name="P49" style:family="paragraph" style:parent-style-name="regulartext">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50" style:family="paragraph" style:parent-style-name="Text_20_body">
      <style:text-properties officeooo:rsid="001d2a31" officeooo:paragraph-rsid="004d768a"/>
    </style:style>
    <style:style style:name="P51" style:family="paragraph" style:parent-style-name="Text_20_body">
      <style:text-properties officeooo:rsid="001d2a31" officeooo:paragraph-rsid="00548a82"/>
    </style:style>
    <style:style style:name="P52" style:family="paragraph" style:parent-style-name="Text_20_body">
      <style:text-properties officeooo:rsid="001d2a31" officeooo:paragraph-rsid="008976b7"/>
    </style:style>
    <style:style style:name="P53" style:family="paragraph" style:parent-style-name="Text_20_body">
      <style:text-properties officeooo:rsid="001d2a31" officeooo:paragraph-rsid="0099a20c"/>
    </style:style>
    <style:style style:name="P54" style:family="paragraph" style:parent-style-name="Text_20_body">
      <style:text-properties officeooo:rsid="001d2a31" officeooo:paragraph-rsid="00a6b7ec"/>
    </style:style>
    <style:style style:name="P55" style:family="paragraph" style:parent-style-name="Text_20_body">
      <style:text-properties fo:font-variant="normal" fo:text-transform="none" fo:color="#000000" style:font-name="Georgia" fo:font-size="11.25pt" fo:letter-spacing="normal" fo:font-style="normal" fo:font-weight="normal" officeooo:rsid="0067dfc5" officeooo:paragraph-rsid="009c377c"/>
    </style:style>
    <style:style style:name="P56" style:family="paragraph" style:parent-style-name="Text_20_body">
      <style:text-properties fo:font-variant="normal" fo:text-transform="none" fo:color="#000000" style:font-name="Georgia" fo:font-size="11.25pt" fo:letter-spacing="normal" fo:font-style="normal" fo:font-weight="normal" officeooo:rsid="00579493" officeooo:paragraph-rsid="00579493"/>
    </style:style>
    <style:style style:name="P57" style:family="paragraph" style:parent-style-name="Text_20_body">
      <style:text-properties fo:font-variant="normal" fo:text-transform="none" fo:color="#000000" style:font-name="Georgia" fo:font-size="11.25pt" fo:letter-spacing="normal" fo:font-style="normal" fo:font-weight="normal" officeooo:rsid="004d768a" officeooo:paragraph-rsid="00a0ed03"/>
    </style:style>
    <style:style style:name="P58" style:family="paragraph" style:parent-style-name="Text_20_body">
      <style:text-properties fo:font-variant="normal" fo:text-transform="none" fo:color="#000000" style:font-name="Georgia" fo:font-size="11.25pt" fo:letter-spacing="normal" fo:font-style="normal" fo:font-weight="normal" officeooo:rsid="004f35bf" officeooo:paragraph-rsid="00a12e6d"/>
    </style:style>
    <style:style style:name="P59" style:family="paragraph" style:parent-style-name="Text_20_body">
      <style:text-properties fo:font-variant="normal" fo:text-transform="none" fo:color="#000000" style:font-name="Georgia" fo:font-size="11.25pt" fo:letter-spacing="normal" fo:font-style="normal" fo:font-weight="normal" officeooo:rsid="004f35bf" officeooo:paragraph-rsid="00a40502"/>
    </style:style>
    <style:style style:name="P60" style:family="paragraph" style:parent-style-name="Text_20_body">
      <style:text-properties fo:font-variant="normal" fo:text-transform="none" fo:color="#000000" style:font-name="Georgia" fo:font-size="11.25pt" fo:letter-spacing="normal" fo:font-style="normal" fo:font-weight="normal" officeooo:rsid="001d2a31" officeooo:paragraph-rsid="0029dbe9"/>
    </style:style>
    <style:style style:name="P61" style:family="paragraph" style:parent-style-name="Text_20_body">
      <style:text-properties fo:font-variant="normal" fo:text-transform="none" fo:color="#000000" style:font-name="Georgia" fo:font-size="11.25pt" fo:letter-spacing="normal" fo:font-style="normal" fo:font-weight="bold" officeooo:rsid="00869552" officeooo:paragraph-rsid="0086ebd9" style:font-weight-asian="bold" style:font-weight-complex="bold"/>
    </style:style>
    <style:style style:name="P62" style:family="paragraph" style:parent-style-name="Text_20_body">
      <style:text-properties officeooo:rsid="0067dfc5" officeooo:paragraph-rsid="009c377c"/>
    </style:style>
    <style:style style:name="P63" style:family="paragraph" style:parent-style-name="Text_20_body">
      <style:paragraph-properties fo:margin-left="0in" fo:margin-right="0in" style:line-height-at-least="0.2189in" fo:text-align="start" style:justify-single-word="false" fo:text-indent="0in" style:auto-text-indent="false"/>
    </style:style>
    <style:style style:name="P64" style:family="paragraph" style:parent-style-name="Text_20_body">
      <style:paragraph-properties fo:margin-left="0in" fo:margin-right="0in" fo:margin-top="0in" fo:margin-bottom="0.1043in" style:contextual-spacing="false" fo:line-height="150%" fo:text-align="start" style:justify-single-word="false" fo:text-indent="0in" style:auto-text-indent="false" fo:padding="0in" fo:border="none"/>
      <style:text-properties fo:font-variant="normal" fo:text-transform="none" fo:color="#000000" style:font-name="inherit" fo:font-size="8.25pt" fo:letter-spacing="normal" fo:font-style="normal" fo:font-weight="normal"/>
    </style:style>
    <style:style style:name="P65"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style>
    <style:style style:name="P66" style:family="paragraph" style:parent-style-name="Standard">
      <style:paragraph-properties fo:margin-left="0in" fo:margin-right="0in" fo:margin-top="0in" fo:margin-bottom="0in" style:contextual-spacing="false" style:line-height-at-least="0.1457in" fo:text-align="start" style:justify-single-word="false" fo:text-indent="0in" style:auto-text-indent="false" fo:padding="0in" fo:border="none"/>
    </style:style>
    <style:style style:name="P67" style:family="paragraph" style:parent-style-name="Heading_20_2">
      <style:paragraph-properties fo:margin-left="0in" fo:margin-right="0in" fo:margin-top="0.1043in" fo:margin-bottom="0.1043in" style:contextual-spacing="false" style:line-height-at-least="0.1457in" fo:text-align="start" style:justify-single-word="false" fo:text-indent="0in" style:auto-text-indent="false" fo:padding="0in" fo:border="none"/>
      <style:text-properties fo:font-variant="normal" fo:text-transform="none" fo:color="#49382a" style:font-name="Georgia" fo:font-size="10.5pt" fo:letter-spacing="normal" fo:font-style="normal" fo:font-weight="normal"/>
    </style:style>
    <style:style style:name="P68" style:family="paragraph" style:parent-style-name="Heading_20_3">
      <style:text-properties fo:font-variant="normal" fo:text-transform="none" fo:color="#000000" style:font-name="Georgia" fo:font-size="8.25pt" fo:letter-spacing="normal" fo:font-style="normal" fo:font-weight="bold" officeooo:rsid="001ebdb1" officeooo:paragraph-rsid="00951c20"/>
    </style:style>
    <style:style style:name="P69" style:family="paragraph" style:parent-style-name="Footnote" style:master-page-name="Standard">
      <style:paragraph-properties style:page-number="auto"/>
    </style:style>
    <style:style style:name="P70" style:family="paragraph" style:parent-style-name="Footnote" style:master-page-name="Standard">
      <style:paragraph-properties style:page-number="auto"/>
      <style:text-properties fo:font-variant="normal" fo:text-transform="none" style:text-position="0% 100%" fo:font-style="normal" style:text-underline-style="none" fo:font-weight="normal"/>
    </style:style>
    <style:style style:name="P71" style:family="paragraph" style:parent-style-name="Text_20_body">
      <style:text-properties fo:font-variant="normal" fo:text-transform="none" fo:color="#000000" style:font-name="Georgia" fo:font-size="11.25pt" fo:letter-spacing="normal" fo:font-style="normal" fo:font-weight="bold" officeooo:rsid="009c377c" officeooo:paragraph-rsid="00a12e6d" style:font-weight-asian="bold" style:font-weight-complex="bold"/>
    </style:style>
    <style:style style:name="P72" style:family="paragraph" style:parent-style-name="Text_20_body">
      <style:text-properties fo:font-variant="normal" fo:text-transform="none" fo:color="#000000" style:font-name="Georgia" fo:font-size="11.25pt" fo:letter-spacing="normal" fo:font-style="normal" fo:font-weight="normal" officeooo:rsid="00af5f51" officeooo:paragraph-rsid="00af5f51"/>
    </style:style>
    <style:style style:name="P73" style:family="paragraph" style:parent-style-name="Text_20_body">
      <style:paragraph-properties fo:margin-left="0in" fo:margin-right="0in" style:line-height-at-least="0.2189in" fo:text-align="start" style:justify-single-word="false" fo:text-indent="0in" style:auto-text-indent="false"/>
      <style:text-properties fo:font-variant="normal" fo:text-transform="none" fo:color="#000000" style:font-name="Georgia" fo:font-size="11.25pt" fo:letter-spacing="normal" fo:font-style="normal" fo:font-weight="normal"/>
    </style:style>
    <style:style style:name="P74" style:family="paragraph" style:parent-style-name="Bibliography_20_1">
      <style:text-properties fo:font-style="normal" style:font-style-asian="normal"/>
    </style:style>
    <style:style style:name="P75" style:family="paragraph" style:parent-style-name="Standard" style:master-page-name="Standard">
      <style:paragraph-properties style:page-number="auto"/>
      <style:text-properties fo:color="#0000ff" officeooo:rsid="00245081" officeooo:paragraph-rsid="00245081"/>
    </style:style>
    <style:style style:name="P76" style:family="paragraph" style:parent-style-name="Standard">
      <style:text-properties officeooo:rsid="00951c20" officeooo:paragraph-rsid="00951c20"/>
    </style:style>
    <style:style style:name="P77" style:family="paragraph" style:parent-style-name="Standard">
      <style:text-properties officeooo:rsid="0029dbe9" officeooo:paragraph-rsid="0039da2d"/>
    </style:style>
    <style:style style:name="P78" style:family="paragraph" style:parent-style-name="Standard">
      <style:text-properties officeooo:rsid="001ebdb1" officeooo:paragraph-rsid="0080e3c2"/>
    </style:style>
    <style:style style:name="P79" style:family="paragraph" style:parent-style-name="Standard">
      <style:text-properties fo:color="#0000ff" officeooo:rsid="00245081" officeooo:paragraph-rsid="00245081"/>
    </style:style>
    <style:style style:name="P80" style:family="paragraph" style:parent-style-name="Standard">
      <style:text-properties officeooo:rsid="001d2a31" officeooo:paragraph-rsid="001d2a31"/>
    </style:style>
    <style:style style:name="P81" style:family="paragraph" style:parent-style-name="Standard">
      <style:text-properties officeooo:rsid="001d2a31" officeooo:paragraph-rsid="00b29b3a"/>
    </style:style>
    <style:style style:name="P82" style:family="paragraph" style:parent-style-name="Standard" style:list-style-name="WWNum10">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83" style:family="paragraph" style:parent-style-name="Standard" style:list-style-name="WWNum35">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84" style:family="paragraph" style:parent-style-name="Standard" style:list-style-name="WWNum10">
      <style:paragraph-properties fo:margin-top="0.0835in" fo:margin-bottom="0in" style:contextual-spacing="false"/>
      <style:text-properties style:font-name="Arial1" fo:font-size="11pt" officeooo:paragraph-rsid="003d017f" style:font-name-asian="Times New Roman1" style:font-size-asian="11pt" style:font-name-complex="Arial2" style:font-size-complex="11pt"/>
    </style:style>
    <style:style style:name="T1" style:family="text">
      <style:text-properties fo:font-variant="normal" fo:text-transform="none" style:text-position="0% 100%" fo:font-style="normal" style:text-underline-style="none" fo:font-weight="normal" style:font-style-asian="normal"/>
    </style:style>
    <style:style style:name="T2" style:family="text">
      <style:text-properties fo:font-variant="normal" fo:text-transform="none" style:text-position="0% 100%" style:text-underline-style="none" fo:font-weight="normal" style:font-style-asian="normal"/>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fo:color="#000000" style:font-name="Georgia" fo:font-size="11.25pt" fo:letter-spacing="normal" fo:font-style="normal" fo:font-weight="normal"/>
    </style:style>
    <style:style style:name="T5" style:family="text">
      <style:text-properties fo:font-variant="normal" fo:text-transform="none" fo:color="#000000" style:font-name="Georgia" fo:font-size="11.25pt" fo:letter-spacing="normal" fo:font-style="normal" fo:font-weight="normal" officeooo:rsid="0031b9fd"/>
    </style:style>
    <style:style style:name="T6" style:family="text">
      <style:text-properties fo:font-variant="normal" fo:text-transform="none" fo:color="#000000" style:font-name="Georgia" fo:font-size="11.25pt" fo:letter-spacing="normal" fo:font-style="normal" fo:font-weight="normal" officeooo:rsid="0049564d"/>
    </style:style>
    <style:style style:name="T7" style:family="text">
      <style:text-properties fo:font-variant="normal" fo:text-transform="none" fo:color="#000000" style:font-name="Georgia" fo:font-size="11.25pt" fo:letter-spacing="normal" fo:font-style="normal" fo:font-weight="normal" officeooo:rsid="004aca4d"/>
    </style:style>
    <style:style style:name="T8" style:family="text">
      <style:text-properties fo:font-variant="normal" fo:text-transform="none" fo:color="#000000" style:font-name="Georgia" fo:font-size="11.25pt" fo:letter-spacing="normal" fo:font-style="normal" fo:font-weight="normal" officeooo:rsid="004ba9f9"/>
    </style:style>
    <style:style style:name="T9" style:family="text">
      <style:text-properties fo:font-variant="normal" fo:text-transform="none" fo:color="#000000" style:font-name="Georgia" fo:font-size="11.25pt" fo:letter-spacing="normal" fo:font-style="normal" fo:font-weight="normal" officeooo:rsid="004d768a"/>
    </style:style>
    <style:style style:name="T10" style:family="text">
      <style:text-properties fo:font-variant="normal" fo:text-transform="none" fo:color="#000000" style:font-name="Georgia" fo:font-size="11.25pt" fo:letter-spacing="normal" fo:font-style="normal" fo:font-weight="normal" officeooo:rsid="004f35bf"/>
    </style:style>
    <style:style style:name="T11" style:family="text">
      <style:text-properties fo:font-variant="normal" fo:text-transform="none" fo:color="#000000" style:font-name="Georgia" fo:font-size="11.25pt" fo:letter-spacing="normal" fo:font-style="normal" fo:font-weight="normal" officeooo:rsid="0050dd7a"/>
    </style:style>
    <style:style style:name="T12" style:family="text">
      <style:text-properties fo:font-variant="normal" fo:text-transform="none" fo:color="#000000" style:font-name="Georgia" fo:font-size="11.25pt" fo:letter-spacing="normal" fo:font-style="normal" fo:font-weight="normal" officeooo:rsid="00538fa6"/>
    </style:style>
    <style:style style:name="T13" style:family="text">
      <style:text-properties fo:font-variant="normal" fo:text-transform="none" fo:color="#000000" style:font-name="Georgia" fo:font-size="11.25pt" fo:letter-spacing="normal" fo:font-style="normal" fo:font-weight="normal" officeooo:rsid="00548a82"/>
    </style:style>
    <style:style style:name="T14" style:family="text">
      <style:text-properties fo:font-variant="normal" fo:text-transform="none" fo:color="#000000" style:font-name="Georgia" fo:font-size="11.25pt" fo:letter-spacing="normal" fo:font-style="normal" fo:font-weight="normal" officeooo:rsid="005565a6"/>
    </style:style>
    <style:style style:name="T15" style:family="text">
      <style:text-properties fo:font-variant="normal" fo:text-transform="none" fo:color="#000000" style:font-name="Georgia" fo:font-size="11.25pt" fo:letter-spacing="normal" fo:font-style="normal" fo:font-weight="normal" officeooo:rsid="00579493"/>
    </style:style>
    <style:style style:name="T16" style:family="text">
      <style:text-properties fo:font-variant="normal" fo:text-transform="none" fo:color="#000000" style:font-name="Georgia" fo:font-size="11.25pt" fo:letter-spacing="normal" fo:font-style="normal" fo:font-weight="normal" officeooo:rsid="005bd950"/>
    </style:style>
    <style:style style:name="T17" style:family="text">
      <style:text-properties fo:font-variant="normal" fo:text-transform="none" fo:color="#000000" style:font-name="Georgia" fo:font-size="11.25pt" fo:letter-spacing="normal" fo:font-style="normal" fo:font-weight="normal" officeooo:rsid="005d88ff"/>
    </style:style>
    <style:style style:name="T18" style:family="text">
      <style:text-properties fo:font-variant="normal" fo:text-transform="none" fo:color="#000000" style:font-name="Georgia" fo:font-size="11.25pt" fo:letter-spacing="normal" fo:font-style="normal" fo:font-weight="normal" officeooo:rsid="00608f9d"/>
    </style:style>
    <style:style style:name="T19" style:family="text">
      <style:text-properties fo:font-variant="normal" fo:text-transform="none" fo:color="#000000" style:font-name="Georgia" fo:font-size="11.25pt" fo:letter-spacing="normal" fo:font-style="normal" fo:font-weight="normal" officeooo:rsid="006134c2"/>
    </style:style>
    <style:style style:name="T20" style:family="text">
      <style:text-properties fo:font-variant="normal" fo:text-transform="none" fo:color="#000000" style:font-name="Georgia" fo:font-size="11.25pt" fo:letter-spacing="normal" fo:font-style="normal" fo:font-weight="normal" officeooo:rsid="00631d86"/>
    </style:style>
    <style:style style:name="T21" style:family="text">
      <style:text-properties fo:font-variant="normal" fo:text-transform="none" fo:color="#000000" style:font-name="Georgia" fo:font-size="11.25pt" fo:letter-spacing="normal" fo:font-style="normal" fo:font-weight="normal" officeooo:rsid="0064b367"/>
    </style:style>
    <style:style style:name="T22" style:family="text">
      <style:text-properties fo:font-variant="normal" fo:text-transform="none" fo:color="#000000" style:font-name="Georgia" fo:font-size="11.25pt" fo:letter-spacing="normal" fo:font-style="normal" fo:font-weight="normal" officeooo:rsid="00663c0b"/>
    </style:style>
    <style:style style:name="T23" style:family="text">
      <style:text-properties fo:font-variant="normal" fo:text-transform="none" fo:color="#000000" style:font-name="Georgia" fo:font-size="11.25pt" fo:letter-spacing="normal" fo:font-style="normal" fo:font-weight="normal" officeooo:rsid="00679b1f"/>
    </style:style>
    <style:style style:name="T24" style:family="text">
      <style:text-properties fo:font-variant="normal" fo:text-transform="none" fo:color="#000000" style:font-name="Georgia" fo:font-size="11.25pt" fo:letter-spacing="normal" fo:font-style="normal" fo:font-weight="normal" officeooo:rsid="00691217"/>
    </style:style>
    <style:style style:name="T25" style:family="text">
      <style:text-properties fo:font-variant="normal" fo:text-transform="none" fo:color="#000000" style:font-name="Georgia" fo:font-size="11.25pt" fo:letter-spacing="normal" fo:font-style="normal" fo:font-weight="normal" officeooo:rsid="006c0349"/>
    </style:style>
    <style:style style:name="T26" style:family="text">
      <style:text-properties fo:font-variant="normal" fo:text-transform="none" fo:color="#000000" style:font-name="Georgia" fo:font-size="11.25pt" fo:letter-spacing="normal" fo:font-style="normal" fo:font-weight="normal" officeooo:rsid="00798f58"/>
    </style:style>
    <style:style style:name="T27" style:family="text">
      <style:text-properties fo:font-variant="normal" fo:text-transform="none" fo:color="#000000" style:font-name="Georgia" fo:font-size="11.25pt" fo:letter-spacing="normal" fo:font-style="normal" fo:font-weight="normal" officeooo:rsid="007b833a"/>
    </style:style>
    <style:style style:name="T28" style:family="text">
      <style:text-properties fo:font-variant="normal" fo:text-transform="none" fo:color="#000000" style:font-name="Georgia" fo:font-size="11.25pt" fo:letter-spacing="normal" fo:font-style="normal" fo:font-weight="normal" officeooo:rsid="007d2c55"/>
    </style:style>
    <style:style style:name="T29" style:family="text">
      <style:text-properties fo:font-variant="normal" fo:text-transform="none" fo:color="#000000" style:font-name="Georgia" fo:font-size="11.25pt" fo:letter-spacing="normal" fo:font-style="normal" fo:font-weight="normal" officeooo:rsid="007d7681"/>
    </style:style>
    <style:style style:name="T30" style:family="text">
      <style:text-properties fo:font-variant="normal" fo:text-transform="none" fo:color="#000000" style:font-name="Georgia" fo:font-size="11.25pt" fo:letter-spacing="normal" fo:font-style="normal" fo:font-weight="normal" officeooo:rsid="007efa7e"/>
    </style:style>
    <style:style style:name="T31" style:family="text">
      <style:text-properties fo:font-variant="normal" fo:text-transform="none" fo:color="#000000" style:font-name="Georgia" fo:font-size="11.25pt" fo:letter-spacing="normal" fo:font-style="normal" fo:font-weight="normal" officeooo:rsid="0080e3c2"/>
    </style:style>
    <style:style style:name="T32" style:family="text">
      <style:text-properties fo:font-variant="normal" fo:text-transform="none" fo:color="#000000" style:font-name="Georgia" fo:font-size="11.25pt" fo:letter-spacing="normal" fo:font-style="normal" fo:font-weight="normal" officeooo:rsid="0082b7c7"/>
    </style:style>
    <style:style style:name="T33" style:family="text">
      <style:text-properties fo:font-variant="normal" fo:text-transform="none" fo:color="#000000" style:font-name="Georgia" fo:font-size="11.25pt" fo:letter-spacing="normal" fo:font-style="normal" fo:font-weight="normal" officeooo:rsid="0083ce71"/>
    </style:style>
    <style:style style:name="T34" style:family="text">
      <style:text-properties fo:font-variant="normal" fo:text-transform="none" fo:color="#000000" style:font-name="Georgia" fo:font-size="11.25pt" fo:letter-spacing="normal" fo:font-style="normal" fo:font-weight="normal" officeooo:rsid="0088784f"/>
    </style:style>
    <style:style style:name="T35" style:family="text">
      <style:text-properties fo:font-variant="normal" fo:text-transform="none" fo:color="#000000" style:font-name="Georgia" fo:font-size="11.25pt" fo:letter-spacing="normal" fo:font-style="normal" fo:font-weight="normal" officeooo:rsid="00888b3e"/>
    </style:style>
    <style:style style:name="T36" style:family="text">
      <style:text-properties fo:font-variant="normal" fo:text-transform="none" fo:color="#000000" style:font-name="Georgia" fo:font-size="11.25pt" fo:letter-spacing="normal" fo:font-style="normal" fo:font-weight="normal" officeooo:rsid="008976b7"/>
    </style:style>
    <style:style style:name="T37" style:family="text">
      <style:text-properties fo:font-variant="normal" fo:text-transform="none" fo:color="#000000" style:font-name="Georgia" fo:font-size="11.25pt" fo:letter-spacing="normal" fo:font-style="normal" fo:font-weight="normal" officeooo:rsid="008ae654"/>
    </style:style>
    <style:style style:name="T38" style:family="text">
      <style:text-properties fo:font-variant="normal" fo:text-transform="none" fo:color="#000000" style:font-name="Georgia" fo:font-size="11.25pt" fo:letter-spacing="normal" fo:font-style="normal" fo:font-weight="normal" officeooo:rsid="008c10e2"/>
    </style:style>
    <style:style style:name="T39" style:family="text">
      <style:text-properties fo:font-variant="normal" fo:text-transform="none" fo:color="#000000" style:font-name="Georgia" fo:font-size="11.25pt" fo:letter-spacing="normal" fo:font-style="normal" fo:font-weight="normal" officeooo:rsid="008d1932"/>
    </style:style>
    <style:style style:name="T40" style:family="text">
      <style:text-properties fo:font-variant="normal" fo:text-transform="none" fo:color="#000000" style:font-name="Georgia" fo:font-size="11.25pt" fo:letter-spacing="normal" fo:font-style="normal" fo:font-weight="normal" officeooo:rsid="008df12d"/>
    </style:style>
    <style:style style:name="T41" style:family="text">
      <style:text-properties fo:font-variant="normal" fo:text-transform="none" fo:color="#000000" style:font-name="Georgia" fo:font-size="11.25pt" fo:letter-spacing="normal" fo:font-style="normal" fo:font-weight="normal" officeooo:rsid="008f9ca9"/>
    </style:style>
    <style:style style:name="T42" style:family="text">
      <style:text-properties fo:font-variant="normal" fo:text-transform="none" fo:color="#000000" style:font-name="Georgia" fo:font-size="11.25pt" fo:letter-spacing="normal" fo:font-style="normal" fo:font-weight="normal" officeooo:rsid="009121f9"/>
    </style:style>
    <style:style style:name="T43" style:family="text">
      <style:text-properties fo:font-variant="normal" fo:text-transform="none" fo:color="#000000" style:font-name="Georgia" fo:font-size="11.25pt" fo:letter-spacing="normal" fo:font-style="normal" fo:font-weight="normal" officeooo:rsid="0092d34e"/>
    </style:style>
    <style:style style:name="T44" style:family="text">
      <style:text-properties fo:font-variant="normal" fo:text-transform="none" fo:color="#000000" style:font-name="Georgia" fo:font-size="11.25pt" fo:letter-spacing="normal" fo:font-style="normal" fo:font-weight="normal" officeooo:rsid="00972d1a"/>
    </style:style>
    <style:style style:name="T45" style:family="text">
      <style:text-properties fo:font-variant="normal" fo:text-transform="none" fo:color="#000000" style:font-name="Georgia" fo:font-size="11.25pt" fo:letter-spacing="normal" fo:font-style="normal" fo:font-weight="normal" officeooo:rsid="0099a20c"/>
    </style:style>
    <style:style style:name="T46" style:family="text">
      <style:text-properties fo:font-variant="normal" fo:text-transform="none" fo:color="#000000" style:font-name="Georgia" fo:font-size="11.25pt" fo:letter-spacing="normal" fo:font-style="normal" fo:font-weight="normal" officeooo:rsid="009bdb11"/>
    </style:style>
    <style:style style:name="T47" style:family="text">
      <style:text-properties fo:font-variant="normal" fo:text-transform="none" fo:color="#000000" style:font-name="Georgia" fo:font-size="11.25pt" fo:letter-spacing="normal" fo:font-style="normal" fo:font-weight="normal" officeooo:rsid="009cef00"/>
    </style:style>
    <style:style style:name="T48" style:family="text">
      <style:text-properties fo:font-variant="normal" fo:text-transform="none" fo:color="#000000" style:font-name="Georgia" fo:font-size="11.25pt" fo:letter-spacing="normal" fo:font-style="normal" fo:font-weight="normal" officeooo:rsid="00a12e6d"/>
    </style:style>
    <style:style style:name="T49" style:family="text">
      <style:text-properties fo:font-variant="normal" fo:text-transform="none" fo:color="#000000" style:font-name="Georgia" fo:font-size="11.25pt" fo:letter-spacing="normal" fo:font-style="normal" fo:font-weight="normal" officeooo:rsid="00a1f955"/>
    </style:style>
    <style:style style:name="T50" style:family="text">
      <style:text-properties fo:font-variant="normal" fo:text-transform="none" fo:color="#000000" style:font-name="Georgia" fo:font-size="11.25pt" fo:letter-spacing="normal" fo:font-style="normal" fo:font-weight="normal" officeooo:rsid="00a239b1"/>
    </style:style>
    <style:style style:name="T51" style:family="text">
      <style:text-properties fo:font-variant="normal" fo:text-transform="none" fo:color="#000000" style:font-name="Georgia" fo:font-size="11.25pt" fo:letter-spacing="normal" fo:font-style="normal" fo:font-weight="normal" officeooo:rsid="00a2d400"/>
    </style:style>
    <style:style style:name="T52" style:family="text">
      <style:text-properties fo:font-variant="normal" fo:text-transform="none" fo:color="#000000" style:font-name="Georgia" fo:font-size="11.25pt" fo:letter-spacing="normal" fo:font-style="normal" fo:font-weight="normal" officeooo:rsid="00a50eb0"/>
    </style:style>
    <style:style style:name="T53" style:family="text">
      <style:text-properties fo:font-variant="normal" fo:text-transform="none" fo:color="#000000" style:font-name="Georgia" fo:font-size="11.25pt" fo:letter-spacing="normal" fo:font-style="normal" fo:font-weight="normal" officeooo:rsid="00a6b7ec"/>
    </style:style>
    <style:style style:name="T54" style:family="text">
      <style:text-properties fo:font-variant="normal" fo:text-transform="none" fo:color="#000000" style:font-name="Georgia" fo:font-size="11.25pt" fo:letter-spacing="normal" fo:font-style="normal" fo:font-weight="normal" officeooo:rsid="00991dd5"/>
    </style:style>
    <style:style style:name="T55" style:family="text">
      <style:text-properties fo:font-variant="normal" fo:text-transform="none" fo:color="#000000" style:font-name="Georgia" fo:font-size="11.25pt" fo:letter-spacing="normal" fo:font-style="normal" fo:font-weight="normal" officeooo:rsid="00a79459"/>
    </style:style>
    <style:style style:name="T56" style:family="text">
      <style:text-properties fo:font-variant="normal" fo:text-transform="none" fo:color="#000000" style:font-name="Georgia" fo:font-size="11.25pt" fo:letter-spacing="normal" fo:font-style="normal" fo:font-weight="normal" officeooo:rsid="00a965e4"/>
    </style:style>
    <style:style style:name="T57" style:family="text">
      <style:text-properties fo:font-variant="normal" fo:text-transform="none" fo:color="#000000" style:font-name="Georgia" fo:font-size="11.25pt" fo:letter-spacing="normal" fo:font-style="normal" fo:font-weight="normal" officeooo:rsid="00ad2f2d"/>
    </style:style>
    <style:style style:name="T58" style:family="text">
      <style:text-properties fo:font-variant="normal" fo:text-transform="none" fo:color="#000000" style:font-name="Georgia" fo:font-size="11.25pt" fo:letter-spacing="normal" fo:font-style="normal" fo:font-weight="normal" officeooo:rsid="00adb5b2"/>
    </style:style>
    <style:style style:name="T59" style:family="text">
      <style:text-properties fo:font-variant="normal" fo:text-transform="none" fo:color="#000000" style:font-name="inherit" fo:font-size="8.25pt" fo:letter-spacing="normal" fo:font-style="normal" fo:font-weight="normal"/>
    </style:style>
    <style:style style:name="T60" style:family="text">
      <style:text-properties fo:font-variant="normal" fo:text-transform="none" fo:color="#000000" style:font-name="inherit" fo:font-size="8.25pt" fo:letter-spacing="normal" fo:font-style="italic" fo:font-weight="normal"/>
    </style:style>
    <style:style style:name="T61" style:family="text">
      <style:text-properties fo:font-variant="normal" fo:text-transform="none" fo:color="#642a8f" style:font-name="Georgia" fo:font-size="11.25pt" fo:letter-spacing="normal" fo:font-style="normal" fo:font-weight="normal"/>
    </style:style>
    <style:style style:name="T62" style:family="text">
      <style:text-properties fo:font-variant="normal" fo:text-transform="none" fo:color="#0000cc" style:text-line-through-style="none" style:font-name="inherit" fo:font-size="8.25pt" fo:letter-spacing="normal" fo:font-style="normal" style:text-underline-style="none" fo:font-weight="normal" style:text-blinking="false"/>
    </style:style>
    <style:style style:name="T63" style:family="text">
      <style:text-properties fo:font-style="italic" style:font-style-asian="italic"/>
    </style:style>
    <style:style style:name="T64" style:family="text">
      <style:text-properties fo:font-style="normal" style:font-style-asian="normal"/>
    </style:style>
    <style:style style:name="T65" style:family="text">
      <style:text-properties style:font-style-asian="normal"/>
    </style:style>
    <style:style style:name="T66" style:family="text">
      <style:text-properties officeooo:rsid="00245081"/>
    </style:style>
    <style:style style:name="T67" style:family="text">
      <style:text-properties fo:color="#000000" style:font-name="Arial1" fo:font-size="11pt" style:font-size-asian="11pt" style:font-name-complex="Arial2" style:font-size-complex="11pt"/>
    </style:style>
    <style:style style:name="T68" style:family="text">
      <style:text-properties officeooo:rsid="0027aa80"/>
    </style:style>
    <style:style style:name="T69" style:family="text">
      <style:text-properties officeooo:rsid="0028cecf"/>
    </style:style>
    <style:style style:name="T70" style:family="text">
      <style:text-properties officeooo:rsid="00295cba"/>
    </style:style>
    <style:style style:name="T71" style:family="text">
      <style:text-properties officeooo:rsid="002b2f0b"/>
    </style:style>
    <style:style style:name="T72" style:family="text">
      <style:text-properties officeooo:rsid="002d57a6"/>
    </style:style>
    <style:style style:name="T73" style:family="text">
      <style:text-properties officeooo:rsid="002ede93"/>
    </style:style>
    <style:style style:name="T74" style:family="text">
      <style:text-properties officeooo:rsid="003048e8"/>
    </style:style>
    <style:style style:name="T75" style:family="text">
      <style:text-properties officeooo:rsid="003195a9"/>
    </style:style>
    <style:style style:name="T76" style:family="text">
      <style:text-properties style:font-name="Arial1" fo:font-size="11pt" style:font-size-asian="11pt" style:font-name-complex="Arial2" style:font-size-complex="11pt"/>
    </style:style>
    <style:style style:name="T77" style:family="text">
      <style:text-properties style:font-name="Arial1" fo:font-size="11pt" style:font-size-asian="11pt" style:font-name-complex="Arial2" style:font-size-complex="11pt" style:font-style-complex="italic"/>
    </style:style>
    <style:style style:name="T78" style:family="text">
      <style:text-properties style:font-name="Arial1" fo:font-size="11pt" fo:font-weight="bold" style:font-size-asian="11pt" style:font-weight-asian="bold" style:font-name-complex="Arial2" style:font-size-complex="11pt"/>
    </style:style>
    <style:style style:name="T79" style:family="text">
      <style:text-properties style:font-name="Arial1" fo:font-size="11pt" style:font-name-asian="Times New Roman1" style:font-size-asian="11pt" style:font-name-complex="Arial2" style:font-size-complex="11pt"/>
    </style:style>
    <style:style style:name="T80" style:family="text">
      <style:text-properties style:font-name="Arial1" fo:font-size="11pt" fo:font-style="italic" style:font-name-asian="Times New Roman1" style:font-size-asian="11pt" style:font-style-asian="italic" style:font-name-complex="Arial2" style:font-size-complex="11pt"/>
    </style:style>
    <style:style style:name="T81" style:family="text">
      <style:text-properties style:font-name="Arial1" fo:font-size="11pt" fo:font-style="italic" style:font-size-asian="11pt" style:font-style-asian="italic" style:font-name-complex="Arial2" style:font-size-complex="11pt" style:font-style-complex="italic"/>
    </style:style>
    <style:style style:name="T82" style:family="text">
      <style:text-properties officeooo:rsid="0031b9fd"/>
    </style:style>
    <style:style style:name="T83" style:family="text">
      <style:text-properties officeooo:rsid="00340ca3"/>
    </style:style>
    <style:style style:name="T84" style:family="text">
      <style:text-properties officeooo:rsid="003603f3"/>
    </style:style>
    <style:style style:name="T85" style:family="text">
      <style:text-properties officeooo:rsid="00360e77"/>
    </style:style>
    <style:style style:name="T86" style:family="text">
      <style:text-properties officeooo:rsid="0037dba7"/>
    </style:style>
    <style:style style:name="T87" style:family="text">
      <style:text-properties officeooo:rsid="0039da2d"/>
    </style:style>
    <style:style style:name="T88" style:family="text">
      <style:text-properties officeooo:rsid="003cc353"/>
    </style:style>
    <style:style style:name="T89" style:family="text">
      <style:text-properties style:text-position="super 58%" style:font-name="Arial1" fo:font-size="11pt" style:font-size-asian="11pt" style:font-name-complex="Arial2" style:font-size-complex="11pt"/>
    </style:style>
    <style:style style:name="T90" style:family="text">
      <style:text-properties officeooo:rsid="00459775"/>
    </style:style>
    <style:style style:name="T91" style:family="text">
      <style:text-properties officeooo:rsid="0045e31b"/>
    </style:style>
    <style:style style:name="T92" style:family="text">
      <style:text-properties officeooo:rsid="004603bd"/>
    </style:style>
    <style:style style:name="T93" style:family="text">
      <style:text-properties officeooo:rsid="004686a3"/>
    </style:style>
    <style:style style:name="T94" style:family="text">
      <style:text-properties officeooo:rsid="0046e873"/>
    </style:style>
    <style:style style:name="T95" style:family="text">
      <style:text-properties officeooo:rsid="0048776c"/>
    </style:style>
    <style:style style:name="T96" style:family="text">
      <style:text-properties officeooo:rsid="0049124a"/>
    </style:style>
    <style:style style:name="T97" style:family="text">
      <style:text-properties officeooo:rsid="0049564d"/>
    </style:style>
    <style:style style:name="T98" style:family="text">
      <style:text-properties officeooo:rsid="00691217"/>
    </style:style>
    <style:style style:name="T99" style:family="text">
      <style:text-properties officeooo:rsid="006a26d6"/>
    </style:style>
    <style:style style:name="T100" style:family="text">
      <style:text-properties officeooo:rsid="006e860e"/>
    </style:style>
    <style:style style:name="T101" style:family="text">
      <style:text-properties officeooo:rsid="006f8a3d"/>
    </style:style>
    <style:style style:name="T102" style:family="text">
      <style:text-properties officeooo:rsid="007068a7"/>
    </style:style>
    <style:style style:name="T103" style:family="text">
      <style:text-properties officeooo:rsid="0073291a"/>
    </style:style>
    <style:style style:name="T104" style:family="text">
      <style:text-properties officeooo:rsid="00749769"/>
    </style:style>
    <style:style style:name="T105" style:family="text">
      <style:text-properties officeooo:rsid="007675ff"/>
    </style:style>
    <style:style style:name="T106" style:family="text">
      <style:text-properties officeooo:rsid="0077901f"/>
    </style:style>
    <style:style style:name="T107" style:family="text">
      <style:text-properties officeooo:rsid="00798cf1"/>
    </style:style>
    <style:style style:name="T108" style:family="text">
      <style:text-properties officeooo:rsid="00798f58"/>
    </style:style>
    <style:style style:name="T109" style:family="text">
      <style:text-properties officeooo:rsid="0088784f"/>
    </style:style>
    <style:style style:name="T110" style:family="text">
      <style:text-properties fo:font-weight="bold" officeooo:rsid="009c377c" style:font-weight-asian="bold" style:font-weight-complex="bold"/>
    </style:style>
    <style:style style:name="T111" style:family="text">
      <style:text-properties fo:font-weight="bold" officeooo:rsid="009e5ab7" style:font-weight-asian="bold" style:font-weight-complex="bold"/>
    </style:style>
    <style:style style:name="T112" style:family="text">
      <style:text-properties fo:font-weight="bold" officeooo:rsid="009f5c86" style:font-weight-asian="bold" style:font-weight-complex="bold"/>
    </style:style>
    <style:style style:name="T113" style:family="text">
      <style:text-properties fo:font-weight="bold" officeooo:rsid="00ae38b0" style:font-weight-asian="bold" style:font-weight-complex="bold"/>
    </style:style>
    <style:style style:name="T114" style:family="text">
      <style:text-properties officeooo:rsid="00a2f699"/>
    </style:style>
    <style:style style:name="T115" style:family="text">
      <style:text-properties officeooo:rsid="00a40502"/>
    </style:style>
    <style:style style:name="T116" style:family="text">
      <style:text-properties officeooo:rsid="00ac3d38"/>
    </style:style>
    <style:style style:name="T117" style:family="text">
      <style:text-properties officeooo:rsid="00ae72c4"/>
    </style:style>
    <style:style style:name="T118" style:family="text">
      <style:text-properties officeooo:rsid="00b29b3a"/>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itle Page</text:p>
      <text:p text:style-name="P15"/>
      <text:p text:style-name="P33">Agua: a <text:span text:style-name="T83">c</text:span>loud <text:span text:style-name="T83">b</text:span>ioinformatics <text:span text:style-name="T83">w</text:span>orkflow <text:span text:style-name="T83">p</text:span>latform</text:p>
      <text:p text:style-name="P34"/>
      <text:p text:style-name="P17">Abstract</text:p>
      <text:p text:style-name="P2"/>
      <text:p text:style-name="P6"><text:span text:style-name="T68">The increasing availability of </text:span><text:span text:style-name="T73">huge volumes of </text:span><text:span text:style-name="T68">genomic data </text:span><text:span text:style-name="T69">has given </text:span><text:span text:style-name="T68">rise to a</text:span><text:span text:style-name="T69"> </text:span><text:span text:style-name="T68">crisis </text:span><text:span text:style-name="T73">of reliance </text:span><text:span text:style-name="T69">upon computational approaches </text:span><text:span text:style-name="T73">that </text:span><text:span text:style-name="T69">are scarcely reproducible and barely accessible. </text:span><text:span text:style-name="T70">A lack of bioinformatics tools, personnel, workflow standards </text:span><text:span text:style-name="T73">and computational power </text:span><text:span text:style-name="T70">hinder</text:span><text:span text:style-name="T71">s</text:span><text:span text:style-name="T70"> the </text:span><text:span text:style-name="T84">execution and </text:span><text:span text:style-name="T70">replication of experiments </text:span><text:span text:style-name="T72">by </text:span><text:span text:style-name="T90">genomics</text:span><text:span text:style-name="T72"> researchers</text:span><text:span text:style-name="T70">. </text:span><text:span text:style-name="T90">This problem is exacerbated as </text:span><text:span text:style-name="T92">genomic analysis</text:span><text:span text:style-name="T90"> spreads to life sciences disciplines where researchers are </text:span><text:span text:style-name="T98">even less </text:span><text:span text:style-name="T90">accustomed to high-throughput </text:span><text:span text:style-name="T91">approaches</text:span><text:span text:style-name="T90">. </text:span><text:span text:style-name="T73">Agua </text:span><text:a xlink:type="simple" xlink:href="http://www.aguadev.org/"><text:span text:style-name="T73">http://www.aguadev.org</text:span></text:a><text:span text:style-name="T73"> lowers these technology barriers by providing a </text:span><text:span text:style-name="T93">flexible,</text:span><text:span text:style-name="T73"> end-to-end </text:span><text:span text:style-name="T74">cloud bioinformatics </text:span><text:span text:style-name="T87">workflow solution</text:span><text:span text:style-name="T73">, from data </text:span><text:span text:style-name="T99">provenance and </text:span><text:span text:style-name="T73">management </text:span><text:span text:style-name="T85">to</text:span><text:span text:style-name="T73"> genomic visualization.</text:span></text:p>
      <text:p text:style-name="P20"/>
      <text:p text:style-name="P18">Keywords</text:p>
      <text:p text:style-name="P16"/>
      <text:p text:style-name="P11"><text:span text:style-name="T86">NGS, cloud, bioinformatics, workflows, visualization, version control, </text:span><text:span text:style-name="T95">JSON</text:span><text:span text:style-name="T86">.</text:span></text:p>
      <text:p text:style-name="P16"/>
      <text:p text:style-name="P16"/>
      <text:p text:style-name="P18">Article subdivisions</text:p>
      <text:p text:style-name="P18"/>
      <text:p text:style-name="P32">Introduction</text:p>
      <text:p text:style-name="P20"/>
      <text:p text:style-name="P8"><text:span text:style-name="T75">Bio</text:span><text:span text:style-name="T68">science </text:span><text:span text:style-name="T75">is increasingly a quantitative analysis activity </text:span><text:span text:style-name="T94">requiring the </text:span><text:span text:style-name="T75">c</text:span><text:span text:style-name="T68">omputational </text:span><text:span text:style-name="T75">processing and </text:span><text:span text:style-name="T68">interpretation of </text:span><text:span text:style-name="T75">massive </text:span><text:span text:style-name="T68">data sets. </text:span><text:span text:style-name="T88">B</text:span><text:span text:style-name="T82">iological data sets have multiplied to over 1,380 major Internet data sources </text:span><text:span text:style-name="T100">in 2012</text:span><text:span text:style-name="T82"><text:note text:id="ftn1" text:note-class="footnote"><text:note-citation>1</text:note-citation><text:note-body><text:p text:style-name="P70"><text:reference-mark-start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Galperin and Fernandez-Suarez, “The 2012 Nucleic Acids Research Database Issue and the Online Molecular Biology Database Collection.”<text:reference-mark-end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text:p></text:note-body></text:note></text:span><text:span text:style-name="T82">. These </text:span><text:span text:style-name="T103">sources </text:span><text:span text:style-name="T82">are mostly simple </text:span><text:span text:style-name="T103">websites </text:span><text:span text:style-name="T82">with limited data </text:span><text:span text:style-name="T104">format </text:span><text:span text:style-name="T82">compatibility between them </text:span><text:span text:style-name="T101">even though</text:span><text:span text:style-name="T82"> researchers often need to combine </text:span><text:span text:style-name="T102">data from </text:span><text:span text:style-name="T82">multiple sites to generate bioinformatics analyses.</text:span><text:span text:style-name="T68"> </text:span><text:span text:style-name="T105">W</text:span><text:span text:style-name="T96">orkflow-based tools </text:span><text:span text:style-name="T82">solve this problem by generating large and complex systems from collections of programs, data sources and structured data services</text:span><text:span text:style-name="T82"><text:note text:id="ftn2" text:note-class="footnote"><text:note-citation>2</text:note-citation><text:note-body><text:p text:style-name="P70"><text:reference-mark-start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Bolchini et al., “Better Bioinformatics through Usability Analysis.”<text:reference-mark-end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text:p></text:note-body></text:note></text:span><text:span text:style-name="T82">. </text:span><text:span text:style-name="T96">As the $1,000 genome approaches</text:span><text:span text:style-name="T96"><text:note text:id="ftn3" text:note-class="footnote"><text:note-citation>3</text:note-citation><text:note-body><text:p text:style-name="P70"><text:reference-mark-start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Kedes and Campany, “The New Date, New Format, New Goals and New Sponsor of the Archon Genomics X PRIZE Competition.”<text:reference-mark-end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text:p></text:note-body></text:note></text:span><text:span text:style-name="T96">, </text:span><text:span text:style-name="T97">genomic data volumes will increase and the bottleneck will shift to </text:span><text:span text:style-name="T107">data</text:span><text:span text:style-name="T97"> </text:span><text:span text:style-name="T106">integration, e.g.,</text:span><text:span text:style-name="T97"> clinical </text:span><text:span text:style-name="T106">with</text:span><text:span text:style-name="T97"> genomic, and </text:span><text:span text:style-name="T107">responding to the question: H</text:span><text:span text:style-name="T97">ow can we understand this data? Agua helps address this problem by providing a user-centric </text:span><text:span text:style-name="T116">open-source platform</text:span><text:span text:style-name="T97"> </text:span><text:span text:style-name="T116">that </text:span><text:span text:style-name="T97">facilitates sharing of workflows </text:span><text:span text:style-name="T108">and interpretation of results</text:span><text:span text:style-name="T97">.</text:span></text:p>
      <text:p text:style-name="P21"/>
      <text:p text:style-name="P51"><text:span text:style-name="T7">The </text:span><text:span text:style-name="T26">availability</text:span><text:span text:style-name="T7"> of common tools to enable </text:span><text:span text:style-name="T26">the </text:span><text:span text:style-name="T7">comparison of results from different data sets</text:span><text:span text:style-name="T7"><text:note text:id="ftn4" text:note-class="footnote"><text:note-citation>4</text:note-citation><text:note-body><text:p text:style-name="P70"><text:reference-mark-start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Mesirov, “Accessible Reproducible Research”; Goecks, Nekrutenko, and Taylor, “Galaxy”; Huang and Gottardo, “Comparability and Reproducibility of Biomedical Data.”<text:reference-mark-end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text:p></text:note-body></text:note></text:span><text:span text:style-name="T7"> paradoxically underscores the difficulty faced by scientists without programming experience. S</text:span><text:span text:style-name="T6">oftware libraries such as Bioperl, Biopython and Bioconductor, </text:span><text:span text:style-name="T10">and </text:span><text:span text:style-name="T6">bioinformatics toolkits such as EMBOSS </text:span><text:span text:style-name="T10">are </text:span><text:span text:style-name="T6">valuable contributions in terms of content and approach.</text:span><text:span text:style-name="T7"> </text:span><text:span text:style-name="T27">T</text:span><text:span text:style-name="T7">he</text:span><text:span text:style-name="T10">y do not provide a </text:span><text:span text:style-name="T7">more general</text:span><text:span text:style-name="T35">ized</text:span><text:span text:style-name="T7"> solution to allow scientists with little or no informatics skills to run well-defined workflows or generate novel workflows with new computational </text:span><text:span text:style-name="T13">tools</text:span><text:span text:style-name="T7">.</text:span></text:p>
      <text:p text:style-name="P61">Workflow Standards</text:p>
      <text:p text:style-name="P52"><text:soft-page-break/><text:span text:style-name="T9">BioExtract</text:span><text:span text:style-name="T9"><text:note text:id="ftn5" text:note-class="footnote"><text:note-citation>5</text:note-citation><text:note-body><text:p text:style-name="P70"><text:reference-mark-start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Lushbough et al., “BioExtract Server&amp;#x2014;An Integrated Workflow-Enabling System to Access and Analyze Heterogeneous, Distributed Biomolecular Data.”<text:reference-mark-end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text:p></text:note-body></text:note></text:span><text:span text:style-name="T9">, </text:span><text:span text:style-name="T11">KNIME</text:span><text:span text:style-name="T11"><text:note text:id="ftn6" text:note-class="footnote"><text:note-citation>6</text:note-citation><text:note-body><text:p text:style-name="P70"><text:reference-mark-start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Berthold et al., “KNIME.”<text:reference-mark-end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text:p></text:note-body></text:note></text:span><text:span text:style-name="T11">, </text:span><text:span text:style-name="T9">Galaxy</text:span><text:span text:style-name="T9"><text:note text:id="ftn7" text:note-class="footnote"><text:note-citation>7</text:note-citation><text:note-body><text:p text:style-name="P70"><text:reference-mark-start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aylor et al., “Using Galaxy to Perform Large-Scale Interactive Data Analyses.”<text:reference-mark-end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ext:p></text:note-body></text:note></text:span><text:span text:style-name="T9">, GenePattern</text:span><text:span text:style-name="T9"><text:note text:id="ftn8" text:note-class="footnote"><text:note-citation>8</text:note-citation><text:note-body><text:p text:style-name="P70"><text:reference-mark-start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Reich et al., “GenePattern 2.0.”<text:reference-mark-end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text:p></text:note-body></text:note></text:span><text:span text:style-name="T9">, GeneProf, Mobyle</text:span><text:span text:style-name="T9"><text:note text:id="ftn9" text:note-class="footnote"><text:note-citation>9</text:note-citation><text:note-body><text:p text:style-name="P70"><text:reference-mark-start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Néron et al., “Mobyle.”<text:reference-mark-end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text:p></text:note-body></text:note></text:span><text:span text:style-name="T9">, </text:span><text:span text:style-name="T14">and </text:span><text:span text:style-name="T10">Pegasus</text:span><text:span text:style-name="T10"><text:note text:id="ftn10" text:note-class="footnote"><text:note-citation>10</text:note-citation><text:note-body><text:p text:style-name="P69"><text:reference-mark-start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span text:style-name="T2">Deelman et al., </text:span><text:span text:style-name="T3">Pegasus</text:span><text:span text:style-name="T1">.</text:span><text:reference-mark-end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p></text:note-body></text:note></text:span><text:span text:style-name="T9"> </text:span><text:span text:style-name="T29">are </text:span><text:span text:style-name="T36">a</text:span><text:span text:style-name="T14">mong the most n</text:span><text:span text:style-name="T12">ot</text:span><text:span text:style-name="T14">eworthy</text:span><text:span text:style-name="T12"> attempts to </text:span><text:span text:style-name="T35">provide a generalized solution </text:span><text:span text:style-name="T55">for automated </text:span><text:span text:style-name="T56">bioinformatics </text:span><text:span text:style-name="T55">workflows</text:span><text:span text:style-name="T28">. </text:span><text:span text:style-name="T36">They </text:span><text:span text:style-name="T37">are standalone or web applications that </text:span><text:span text:style-name="T17">provide </text:span><text:span text:style-name="T10">interactive tools for scientists </text:span><text:span text:style-name="T17">to </text:span><text:span text:style-name="T10">execute workflows </text:span><text:span text:style-name="T17">using predefined tools </text:span><text:span text:style-name="T10">and view their results in real-time.</text:span><text:span text:style-name="T17"> </text:span><text:span text:style-name="T18">Galaxy and BioExtract also allow the user to save workflows and share data by providing web access to application-specific data objects. </text:span><text:span text:style-name="T30">T</text:span><text:span text:style-name="T25">hese data object formats</text:span><text:span text:style-name="T18"> are not </text:span><text:span text:style-name="T25">widely adopted nor are they </text:span><text:span text:style-name="T18">interchangeable with </text:span><text:span text:style-name="T24">workflow data from other applications.</text:span></text:p>
      <text:p text:style-name="P54"><text:span text:style-name="T44">It is </text:span><text:span text:style-name="T53">also </text:span><text:span text:style-name="T44">important to note that t</text:span><text:span text:style-name="T19">he need for 'industry standard' workflows may have been overestimated. </text:span><text:span text:style-name="T30">Genome s</text:span><text:span text:style-name="T19">cientists appear to be resisting the imposition of canonical data analysis methods. For example, the 1000 </text:span><text:span text:style-name="T20">G</text:span><text:span text:style-name="T19">enomes </text:span><text:span text:style-name="T20">P</text:span><text:span text:style-name="T19">roject </text:span><text:span text:style-name="T31">is a multinational effort to map genetic variation in major population groups around the world </text:span><text:span text:style-name="T32">and </text:span><text:span text:style-name="T19">is </text:span><text:span text:style-name="T31">arguably</text:span><text:span text:style-name="T19"> the most celebrated large-scale NGS project to date</text:span><text:span text:style-name="T31">. The </text:span><text:span text:style-name="T33">p</text:span><text:span text:style-name="T31">roject </text:span><text:span text:style-name="T21">provides well-documented procedures </text:span><text:span text:style-name="T31">for data analysis</text:span><text:span text:style-name="T19">. However, only </text:span><text:span text:style-name="T22">ten</text:span><text:span text:style-name="T19"> out of 299 papers </text:span><text:span text:style-name="T21">published in 2011 that explicitly cite </text:span><text:span text:style-name="T19">the project </text:span><text:span text:style-name="T23">actually </text:span><text:span text:style-name="T19">used </text:span><text:span text:style-name="T23">the tools recommended by the consortium for mapping and variant discovery</text:span><text:span text:style-name="T23"><text:note text:id="ftn11" text:note-class="footnote"><text:note-citation>11</text:note-citation><text:note-body><text:p text:style-name="P70"><text:reference-mark-start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Nekrutenko and Taylor, “Next-generation Sequencing Data Interpretation.”<text:reference-mark-end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text:p></text:note-body></text:note></text:span><text:span text:style-name="T23">. </text:span><text:span text:style-name="T53">This suggests a more pressing need for establishing standards for reporting workflows than for establishing standard workflows.</text:span></text:p>
      <text:p text:style-name="P9"><text:span text:style-name="T34">Agua proposes a </text:span><text:span text:style-name="T38">standardized </text:span><text:span text:style-name="T34">workflow description format based on JSON </text:span><text:span text:style-name="T38">and leveraging the </text:span><text:span text:style-name="T13">Git version control system </text:span><text:span text:style-name="T38">to </text:span><text:span text:style-name="T13">provide workflow provenance. </text:span><text:span text:style-name="T38">Using Agua, </text:span><text:span text:style-name="T50">scientists</text:span><text:span text:style-name="T38"> can develop a workflow from scratch to finish while generating a series of snapshots of the workflow </text:span><text:span text:style-name="T51">in the form of a JSON-format workflow file</text:span><text:span text:style-name="T38">. </text:span><text:span text:style-name="T49">These </text:span><text:span text:style-name="T10">workflow creation steps </text:span><text:span text:style-name="T49">are </text:span><text:span text:style-name="T38">synchroniz</text:span><text:span text:style-name="T49">ed</text:span><text:span text:style-name="T38"> to </text:span><text:span text:style-name="T49">a </text:span><text:span text:style-name="T38">repository on Github, BitBucket or a similar </text:span><text:span text:style-name="T39">Git </text:span><text:span text:style-name="T38">repository service provider. Th</text:span><text:span text:style-name="T50">is</text:span><text:span text:style-name="T42"> version history </text:span><text:span text:style-name="T50">can be </text:span><text:span text:style-name="T38">stored </text:span><text:span text:style-name="T50">as desired </text:span><text:span text:style-name="T38">to a private repository </text:span><text:span text:style-name="T40">or </text:span><text:span text:style-name="T38">published </text:span><text:span text:style-name="T40">to a public repository which can be referenced in a </text:span><text:span text:style-name="T41">scientific </text:span><text:span text:style-name="T40">paper</text:span><text:span text:style-name="T38">. </text:span><text:span text:style-name="T43">This </text:span><text:span text:style-name="T48">simplifies the process of sharing and reusing workflows, </text:span><text:span text:style-name="T43">maximizes transparency and allows scientists to </text:span><text:span text:style-name="T48">easily </text:span><text:span text:style-name="T43">evaluate and reproduce each other's research.</text:span></text:p>
      <text:p text:style-name="P58"/>
      <text:p text:style-name="P62"><text:span text:style-name="T54">In the </text:span><text:span text:style-name="T57">response to </text:span><text:span text:style-name="T54">this tendency towards a </text:span><text:span text:style-name="T4">heterogeneity of computational approaches, Agua </text:span><text:span text:style-name="T54">provides </text:span><text:span text:style-name="T4">a smooth, </text:span><text:span text:style-name="T58">user-centric </text:span><text:span text:style-name="T4">interface that enables scientists to easily add new applications and use these applications to create workflows and share their own custom workflows.</text:span></text:p>
      <text:p text:style-name="P71"/>
      <text:p text:style-name="P55"><text:span text:style-name="T113">The</text:span><text:span text:style-name="T110"> </text:span><text:span text:style-name="T112">U</text:span><text:span text:style-name="T110">ser-</text:span><text:span text:style-name="T112">C</text:span><text:span text:style-name="T110">entric </text:span><text:span text:style-name="T112">E</text:span><text:span text:style-name="T111">xperience</text:span></text:p>
      <text:p text:style-name="P53"><text:span text:style-name="T45">P</text:span><text:span text:style-name="T24">revious workflow GUIs </text:span><text:span text:style-name="T45">had drawbacks</text:span><text:span text:style-name="T24"> such as </text:span><text:span text:style-name="T52">difficulty navigating and searching, </text:span><text:span text:style-name="T15">having to navigate back and forth between forms and results, </text:span><text:span text:style-name="T46">user </text:span><text:span text:style-name="T24">difficulty keeping track of past actions, insufficient documentation of application options and </text:span><text:span text:style-name="T15">ambiguities concerning data storage</text:span><text:span text:style-name="T15"><text:note text:id="ftn12" text:note-class="footnote"><text:note-citation>12</text:note-citation><text:note-body><text:p text:style-name="P70"><text:reference-mark-start text:name="ZOTERO_ITEM CSL_CITATION {&quot;citationID&quot;:&quot;f1PhF9qX&quot;,&quot;properties&quot;:{&quot;formattedCitation&quot;:&quot;{\\rtf N\\uc0\\u233{}ron et al., \\uc0\\u8220{}Mobyle\\uc0\\u8221{}; Bolchini et al., \\uc0\\u8220{}Better Bioinformatics through Usability Analysis.\\uc0\\u8221{}}&quot;,&quot;plainCitation&quot;:&quot;Néron et al., “Mobyle”; Bolchini et al., “Better Bioinformatics through Usability Analysis.”&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afqHjJWUy3"/>Néron et al., “Mobyle”; Bolchini et al., “Better Bioinformatics through Usability Analysis.”<text:reference-mark-end text:name="ZOTERO_ITEM CSL_CITATION {&quot;citationID&quot;:&quot;f1PhF9qX&quot;,&quot;properties&quot;:{&quot;formattedCitation&quot;:&quot;{\\rtf N\\uc0\\u233{}ron et al., \\uc0\\u8220{}Mobyle\\uc0\\u8221{}; Bolchini et al., \\uc0\\u8220{}Better Bioinformatics through Usability Analysis.\\uc0\\u8221{}}&quot;,&quot;plainCitation&quot;:&quot;Néron et al., “Mobyle”; Bolchini et al., “Better Bioinformatics through Usability Analysis.”&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afqHjJWUy3"/></text:p></text:note-body></text:note></text:span><text:span text:style-name="T15">. </text:span><text:span text:style-name="T24">Agua is designed to </text:span><text:span text:style-name="T45">minimize these drawbacks and </text:span><text:span text:style-name="T24">maximize 'traction' in the user experience by providing a high</text:span><text:span text:style-name="T45">ly </text:span><text:span text:style-name="T47">intuitive and transparent </text:span><text:span text:style-name="T24">interface.</text:span></text:p>
      <text:p text:style-name="P59"><text:span text:style-name="T114">Agua's design focuses on empowering </text:span>the domain-specific view of scientists <text:span text:style-name="T114">rather than </text:span><text:span text:style-name="T115">enforcing </text:span><text:span text:style-name="T114">canonical workflows </text:span><text:span text:style-name="T115">or optimizing job </text:span>scheduling<text:span text:style-name="T114">. </text:span><text:span text:style-name="T117">This paradigm focuses allowing the scientist easy access to import the </text:span>data types, tools and distributed resources <text:span text:style-name="T117">that are most suitable for their particular research domain.</text:span></text:p>
      <text:p text:style-name="P57"/>
      <text:p text:style-name="P56"/>
      <text:p text:style-name="P78"><text:soft-page-break/><text:span text:style-name="T76"/></text:p>
      <text:p text:style-name="P10"/>
      <text:p text:style-name="P10"/>
      <text:p text:style-name="P10"/>
      <text:p text:style-name="P17">List of abbreviations used (if any)</text:p>
      <text:p text:style-name="P14"/>
      <text:p text:style-name="P13"><text:span text:style-name="T82">GUI: Graphical User Interface; </text:span><text:span text:style-name="T109">JSON: Javascript Object Notation; </text:span><text:span text:style-name="T66">NGS: next-generation sequencing.</text:span></text:p>
      <text:p text:style-name="P17"/>
      <text:p text:style-name="P17">Authors' contributions</text:p>
      <text:p text:style-name="P31"/>
      <text:p text:style-name="P31">SY and JG designed the approach, acquired the data, interpreted the results and wrote the manuscript. SY implemented the Agua framework and maintains its website, repository and cloud presence.</text:p>
      <text:p text:style-name="P17"/>
      <text:p text:style-name="P17">Authors' information</text:p>
      <text:p text:style-name="P17">Acknowledgements</text:p>
      <text:p text:style-name="P17">References</text:p>
      <text:p text:style-name="P17"/>
      <text:p text:style-name="P5"/>
      <text:section text:style-name="Sect1" text:name="ZOTERO_BIBL {&quot;custom&quot;:[]} CSL_BIBLIOGRAPHY RNDgHZkoqWp3O">
        <text:p text:style-name="Bibliography_20_1"><text:span text:style-name="T65">“</text:span>AJAX Command Definition (ACD Files).” European Molecular Biology Laboratory (European Bioinformatics Institute). Accessed August 5, 2013. http://emboss.sourceforge.net/developers/acd/.</text:p>
        <text:p text:style-name="Bibliography_20_1">Berthold, Michael R., Nicolas Cebron, Fabian Dill, Thomas R. Gabriel, Tobias Kötter, Thorsten Meinl, Peter Ohl, Christoph Sieb, Kilian Thiel, and Bernd Wiswedel. “KNIME: The Konstanz Information Miner.” In <text:span text:style-name="T63">Data Analysis, Machine Learning and Applications</text:span><text:span text:style-name="T64">, edited by Christine Preisach, Professor Dr Hans Burkhardt, Professor Dr Lars Schmidt-Thieme, and Professor Dr Reinhold Decker, 319–326. Studies in Classification, Data Analysis, and Knowledge Organization. Springer Berlin Heidelberg, 2008. </text:span><text:span text:style-name="T64">http://link.springer.com/chapter/10.1007/978-3-540-78246-9_38.</text:span></text:p>
        <text:p text:style-name="Bibliography_20_1"><text:span text:style-name="T64">Bolchini, Davide, Anthony Finkelstein, Vito Perrone, and Sylvia Nagl. “Better Bioinformatics through Usability Analysis.” </text:span><text:span text:style-name="T63">Bioinformatics</text:span><text:span text:style-name="T64"> 25, no. 3 (February 1, 2009): 406–412. doi:10.1093/bioinformatics/btn633.</text:span></text:p>
        <text:p text:style-name="Bibliography_20_1"><text:span text:style-name="T64">Deelman, Ewa, James Blythe, Yolanda Gil, and Carl Kesselman. </text:span><text:span text:style-name="T63">Pegasus: Planning for Execution in Grids</text:span><text:span text:style-name="T64">, 2002.</text:span></text:p>
        <text:p text:style-name="P74">“FASTSTATS - Deaths and Mortality.” Accessed August 5, 2013. http://www.cdc.gov/nchs/fastats/deaths.htm.</text:p>
        <text:p text:style-name="Bibliography_20_1"><text:span text:style-name="T64">Galperin, Michael Y., and Xose M. Fernandez-Suarez. “The 2012 Nucleic Acids Research Database Issue and the Online Molecular Biology Database Collection.” </text:span><text:span text:style-name="T63">Nucleic Acids Research</text:span><text:span text:style-name="T64"> 40, no. D1 (January 2012): D1–D8. doi:10.1093/nar/gkr1196.</text:span></text:p>
        <text:p text:style-name="Bibliography_20_1"><text:span text:style-name="T64">Goecks, Jeremy, Anton Nekrutenko, and James Taylor. “Galaxy: a Comprehensive Approach for Supporting Accessible, Reproducible, and Transparent Computational Research in the Life Sciences.” </text:span><text:span text:style-name="T63">Genome Biology</text:span><text:span text:style-name="T64"> 11, no. 8 (2010): R86. doi:10.1186/gb-2010-11-8-r86.</text:span></text:p>
        <text:p text:style-name="Bibliography_20_1"><text:span text:style-name="T64">Huang, Yunda, and Raphael Gottardo. “Comparability and Reproducibility of Biomedical Data.” </text:span><text:span text:style-name="T63">Briefings in Bioinformatics</text:span><text:span text:style-name="T64"> 14, no. 4 (July 1, 2013): 391–401. doi:10.1093/bib/bbs078.</text:span></text:p>
        <text:p text:style-name="Bibliography_20_1"><text:span text:style-name="T64">Kedes, Larry, and Grant Campany. “The New Date, New Format, New Goals and New Sponsor of the Archon Genomics X PRIZE Competition.” </text:span><text:span text:style-name="T63">Nature Genetics</text:span><text:span text:style-name="T64"> 43, no. 11 (November 2011): 1055–1058. doi:10.1038/ng.988.</text:span></text:p>
        <text:p text:style-name="Bibliography_20_1"><text:span text:style-name="T64">Lushbough, Carol, Michael K. Bergman, Carolyn J. Lawrence, Doug Jennewein, and Volker Brendel. “BioExtract Server&amp;#x2014;An Integrated Workflow-Enabling System to Access and Analyze </text:span><text:soft-page-break/><text:span text:style-name="T64">Heterogeneous, Distributed Biomolecular Data.” </text:span><text:span text:style-name="T63">IEEE/ACM Transactions on Computational Biology and Bioinformatics</text:span><text:span text:style-name="T64"> 7, no. 1 (2010): 12–24. doi:10.1109/TCBB.2008.98.</text:span></text:p>
        <text:p text:style-name="Bibliography_20_1"><text:span text:style-name="T64">Mesirov, Jill P. “Accessible Reproducible Research.” </text:span><text:span text:style-name="T63">Science</text:span><text:span text:style-name="T64"> 327, no. 5964 (January 22, 2010): 415–416. doi:10.1126/science.1179653.</text:span></text:p>
        <text:p text:style-name="Bibliography_20_1"><text:span text:style-name="T64">Nekrutenko, Anton, and James Taylor. “Next-generation Sequencing Data Interpretation: Enhancing Reproducibility and Accessibility.” </text:span><text:span text:style-name="T63">Nature Reviews Genetics</text:span><text:span text:style-name="T64"> 13, no. 9 (September 2012): 667–672. doi:10.1038/nrg3305.</text:span></text:p>
        <text:p text:style-name="Bibliography_20_1"><text:span text:style-name="T64">Néron, Bertrand, Hervé Ménager, Corinne Maufrais, Nicolas Joly, Julien Maupetit, Sébastien Letort, Sébastien Carrere, Pierre Tuffery, and Catherine Letondal. “Mobyle: a New Full Web Bioinformatics Framework.” </text:span><text:span text:style-name="T63">Bioinformatics</text:span><text:span text:style-name="T64"> 25, no. 22 (November 15, 2009): 3005–3011. doi:10.1093/bioinformatics/btp493.</text:span></text:p>
        <text:p text:style-name="Bibliography_20_1"><text:span text:style-name="T64">Reich, Michael, Ted Liefeld, Joshua Gould, Jim Lerner, Pablo Tamayo, and Jill P. Mesirov. “GenePattern 2.0.” </text:span><text:span text:style-name="T63">Nature Genetics</text:span><text:span text:style-name="T64"> 38, no. 5 (May 2006): 500–501. doi:10.1038/ng0506-500.</text:span></text:p>
        <text:p text:style-name="Bibliography_20_1"><text:span text:style-name="T64">Taylor, James, Ian Schenck, Dan Blankenberg, and Anton Nekrutenko. “Using Galaxy to Perform Large-Scale Interactive Data Analyses.” In </text:span><text:span text:style-name="T63">Current Protocols in Bioinformatics</text:span><text:span text:style-name="T64">. John Wiley &amp; Sons, Inc., 2002. http://onlinelibrary.wiley.com/doi/10.1002/0471250953.bi1005s19/abstract.</text:span></text:p>
      </text:section>
      <text:p text:style-name="P19"/>
      <text:p text:style-name="P17">Illustrations and figures (if any)</text:p>
      <text:p text:style-name="P17"/>
      <text:p text:style-name="P17"/>
      <text:p text:style-name="P17"/>
      <text:p text:style-name="P17">Tables and captions (if any)</text:p>
      <text:p text:style-name="P17"/>
      <text:p text:style-name="P1"/>
      <text:p text:style-name="P81"><draw:frame draw:style-name="fr1" draw:name="Object1" text:anchor-type="paragraph" svg:width="8.5in" svg:height="4.1492in" draw:z-index="0"><draw:object xlink:href="./Object 1" xlink:type="simple" xlink:show="embed" xlink:actuate="onLoad"/><draw:image xlink:href="./ObjectReplacements/Object 1" xlink:type="simple" xlink:show="embed" xlink:actuate="onLoad"/></draw:frame><text:span text:style-name="T118"/></text:p>
      <text:p text:style-name="P81"><text:span text:style-name="T118">Genomic viewer and bioinformatics workflow tools - functionality cove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Times New Roman', serif"/>
    <style:font-face style:name="Lohit Hindi1" svg:font-family="'Lohit Hindi'"/>
    <style:font-face style:name="OpenSymbol" svg:font-family="OpenSymbol"/>
    <style:font-face style:name="inherit" svg:font-family="inherit"/>
    <style:font-face style:name="verdana" svg:font-family="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5T09:12:32</dc:date>
    <dc:creator>syoung </dc:creator>
    <meta:editing-duration>PT20H55M56S</meta:editing-duration>
    <meta:editing-cycles>129</meta:editing-cycles>
    <meta:document-statistic meta:table-count="0" meta:image-count="0" meta:object-count="1" meta:page-count="4" meta:paragraph-count="55" meta:word-count="1409" meta:character-count="10590" meta:non-whitespace-character-count="9246"/>
    <meta:user-defined meta:name="ZOTERO_PREF_1">&lt;data data-version="3" zotero-version="4.0.9"&gt;&lt;session id="ojmdXSzX"/&gt;&lt;style id="http://www.zotero.org/styles/chicago-note-bibliography" hasBibliography="1" bibliographyStyleHasBeenSet="1"/&gt;&lt;prefs&gt;&lt;pref name="fieldType" value="ReferenceMark"/&gt;&lt;pref name="</meta:user-defined>
    <meta:user-defined meta:name="ZOTERO_PREF_2">storeReferences" value="true"/&gt;&lt;pref name="automaticJournalAbbreviations" value="true"/&gt;&lt;pref name="noteType" value="1"/&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35in"/>
    </style:style>
    <style:style style:name="co3" style:family="table-column">
      <style:table-column-properties fo:break-before="auto" style:column-width="3.598in"/>
    </style:style>
    <style:style style:name="co4" style:family="table-column">
      <style:table-column-properties fo:break-before="auto" style:column-width="0.861in"/>
    </style:style>
    <style:style style:name="co5" style:family="table-column">
      <style:table-column-properties fo:break-before="auto" style:column-width="1.0138in"/>
    </style:style>
    <style:style style:name="co6" style:family="table-column">
      <style:table-column-properties fo:break-before="auto" style:column-width="0.8299in"/>
    </style:style>
    <style:style style:name="co7" style:family="table-column">
      <style:table-column-properties fo:break-before="auto" style:column-width="1.111in"/>
    </style:style>
    <style:style style:name="co8" style:family="table-column">
      <style:table-column-properties fo:break-before="auto" style:column-width="0.972in"/>
    </style:style>
    <style:style style:name="co9"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681in" fo:break-before="auto" style:use-optimal-row-height="true"/>
    </style:style>
    <style:style style:name="ro6" style:family="table-row">
      <style:table-row-properties style:row-height="0.4272in" fo:break-before="auto" style:use-optimal-row-height="false"/>
    </style:style>
    <style:style style:name="ro7"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text-properties style:text-position=""/>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rotation-align="none"/>
      <style:text-properties style:text-position=""/>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style:text-position=""/>
    </style:style>
    <style:style style:name="ce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style:text-position=""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ff" style:rotation-align="none"/>
    </style:style>
    <style:style style:name="ce15"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6" table:number-columns-repeated="5" table:default-cell-style-name="Default"/>
        <table:table-row table:style-name="ro1">
          <table:table-cell table:number-columns-repeated="15"/>
        </table:table-row>
        <table:table-row table:style-name="ro2">
          <table:table-cell/>
          <table:table-cell table:style-name="ce14" table:number-columns-repeated="2"/>
          <table:table-cell table:style-name="ce18" office:value-type="string" table:number-columns-spanned="6" table:number-rows-spanned="1">
            <text:p>Genome viewers and annotators</text:p>
          </table:table-cell>
          <table:covered-table-cell table:number-columns-repeated="5" table:style-name="ce18"/>
          <table:table-cell table:style-name="ce23" office:value-type="string" table:number-columns-spanned="6" table:number-rows-spanned="1">
            <text:p>Workflow tools</text:p>
          </table:table-cell>
          <table:covered-table-cell table:number-columns-repeated="4" table:style-name="ce18"/>
          <table:covered-table-cell table:style-name="ce24"/>
        </table:table-row>
        <table:table-row table:style-name="ro3">
          <table:table-cell/>
          <table:table-cell table:style-name="ce15" table:number-columns-repeated="2"/>
          <table:table-cell table:style-name="ce19" office:value-type="string">
            <text:p>UCSC Genome Browser</text:p>
          </table:table-cell>
          <table:table-cell table:style-name="ce19" office:value-type="string">
            <text:p>Ensemble Genome Browser</text:p>
          </table:table-cell>
          <table:table-cell table:style-name="ce19" office:value-type="string">
            <text:p>Generic Genome Browser</text:p>
          </table:table-cell>
          <table:table-cell table:style-name="ce19" office:value-type="string">
            <text:p>Integrative Genome Viewer</text:p>
          </table:table-cell>
          <table:table-cell table:style-name="ce19" office:value-type="string">
            <text:p>Apollo</text:p>
          </table:table-cell>
          <table:table-cell table:style-name="ce19" office:value-type="string">
            <text:p>Jbrowse</text:p>
          </table:table-cell>
          <table:table-cell table:style-name="ce19" office:value-type="string">
            <text:p>Pise (Gpipe)</text:p>
          </table:table-cell>
          <table:table-cell table:style-name="ce19" office:value-type="string">
            <text:p>Galaxy</text:p>
          </table:table-cell>
          <table:table-cell table:style-name="ce19" office:value-type="string">
            <text:p>Taverna</text:p>
          </table:table-cell>
          <table:table-cell table:style-name="ce19" office:value-type="string">
            <text:p>Wildfire</text:p>
          </table:table-cell>
          <table:table-cell table:style-name="ce19" office:value-type="string">
            <text:p>CBJ</text:p>
          </table:table-cell>
          <table:table-cell table:style-name="ce19" office:value-type="string">
            <text:p>Agua</text:p>
          </table:table-cell>
        </table:table-row>
        <table:table-row table:style-name="ro4">
          <table:table-cell/>
          <table:table-cell table:style-name="ce16" office:value-type="string" table:number-columns-spanned="1" table:number-rows-spanned="9">
            <text:p>Genome Viewer Functions</text:p>
          </table:table-cell>
          <table:table-cell table:style-name="ce17" office:value-type="string">
            <text:p>Nucleotide level view</text:p>
          </table:table-cell>
          <table:table-cell table:number-columns-repeated="3" table:style-name="ce20" office:value-type="string">
            <text:p>√</text:p>
          </table:table-cell>
          <table:table-cell table:style-name="ce21" office:value-type="string">
            <text:p>X</text:p>
          </table:table-cell>
          <table:table-cell table:number-columns-repeated="2" table:style-name="ce20" office:value-type="string">
            <text:p>√</text:p>
          </table:table-cell>
          <table:table-cell table:number-columns-repeated="5"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Abundant genomic features</text:p>
          </table:table-cell>
          <table:table-cell table:number-columns-repeated="2" table:style-name="ce20" office:value-type="string">
            <text:p>√</text:p>
          </table:table-cell>
          <table:table-cell table:number-columns-repeated="9"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Interactive display</text:p>
          </table:table-cell>
          <table:table-cell table:number-columns-repeated="6" table:style-name="ce20" office:value-type="string">
            <text:p>√</text:p>
          </table:table-cell>
          <table:table-cell table:number-columns-repeated="5"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Rich context menu</text:p>
          </table:table-cell>
          <table:table-cell table:number-columns-repeated="4" table:style-name="ce21" office:value-type="string">
            <text:p>X</text:p>
          </table:table-cell>
          <table:table-cell table:style-name="ce20" office:value-type="string">
            <text:p>√</text:p>
          </table:table-cell>
          <table:table-cell table:number-columns-repeated="6"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Extensible genomic features</text:p>
          </table:table-cell>
          <table:table-cell table:number-columns-repeated="3" table:style-name="ce20" office:value-type="string">
            <text:p>√</text:p>
          </table:table-cell>
          <table:table-cell table:style-name="ce21" office:value-type="string">
            <text:p>X</text:p>
          </table:table-cell>
          <table:table-cell table:number-columns-repeated="2" table:style-name="ce20" office:value-type="string">
            <text:p>√</text:p>
          </table:table-cell>
          <table:table-cell table:number-columns-repeated="5"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Multiple feature views</text:p>
          </table:table-cell>
          <table:table-cell table:number-columns-repeated="6" table:style-name="ce20" office:value-type="string">
            <text:p>√</text:p>
          </table:table-cell>
          <table:table-cell table:number-columns-repeated="5" table:style-name="ce21" office:value-type="string">
            <text:p>X</text:p>
          </table:table-cell>
          <table:table-cell table:style-name="ce20" office:value-type="string">
            <text:p>√</text:p>
          </table:table-cell>
        </table:table-row>
        <table:table-row table:style-name="ro6">
          <table:table-cell/>
          <table:covered-table-cell table:style-name="ce16"/>
          <table:table-cell table:style-name="ce17" office:value-type="string">
            <text:p>Aggregate high level view</text:p>
          </table:table-cell>
          <table:table-cell table:number-columns-repeated="5" table:style-name="ce21" office:value-type="string">
            <text:p>X</text:p>
          </table:table-cell>
          <table:table-cell table:style-name="ce20" office:value-type="string">
            <text:p>√</text:p>
          </table:table-cell>
          <table:table-cell table:number-columns-repeated="5" table:style-name="ce21" office:value-type="string">
            <text:p>X</text:p>
          </table:table-cell>
          <table:table-cell table:style-name="ce20" office:value-type="string">
            <text:p>√</text:p>
          </table:table-cell>
        </table:table-row>
        <table:table-row table:style-name="ro6">
          <table:table-cell/>
          <table:covered-table-cell table:style-name="ce16"/>
          <table:table-cell table:style-name="ce17" office:value-type="string">
            <text:p>Fast view update</text:p>
          </table:table-cell>
          <table:table-cell table:number-columns-repeated="3" table:style-name="ce21" office:value-type="string">
            <text:p>X</text:p>
          </table:table-cell>
          <table:table-cell table:style-name="ce20" office:value-type="string">
            <text:p>√</text:p>
          </table:table-cell>
          <table:table-cell table:style-name="ce21" office:value-type="string">
            <text:p>X</text:p>
          </table:table-cell>
          <table:table-cell table:number-columns-repeated="2" table:style-name="ce20" office:value-type="string">
            <text:p>√</text:p>
          </table:table-cell>
          <table:table-cell table:number-columns-repeated="4"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Filter view based on data</text:p>
          </table:table-cell>
          <table:table-cell table:number-columns-repeated="3" table:style-name="ce21" office:value-type="string">
            <text:p>X</text:p>
          </table:table-cell>
          <table:table-cell table:style-name="ce22" office:value-type="string">
            <text:p>√</text:p>
          </table:table-cell>
          <table:table-cell table:number-columns-repeated="7" table:style-name="ce21" office:value-type="string">
            <text:p>X</text:p>
          </table:table-cell>
          <table:table-cell table:style-name="ce20" office:value-type="string">
            <text:p>√</text:p>
          </table:table-cell>
        </table:table-row>
        <table:table-row table:style-name="ro6">
          <table:table-cell/>
          <table:table-cell table:style-name="ce16" office:value-type="string" table:number-columns-spanned="1" table:number-rows-spanned="14">
            <text:p>Workflow Tool Functions</text:p>
          </table:table-cell>
          <table:table-cell table:style-name="ce17" office:value-type="string">
            <text:p>Maintain state (action history)</text:p>
          </table:table-cell>
          <table:table-cell table:number-columns-repeated="7" table:style-name="ce21" office:value-type="string">
            <text:p>X</text:p>
          </table:table-cell>
          <table:table-cell table:number-columns-repeated="5" table:style-name="ce20" office:value-type="string">
            <text:p>√</text:p>
          </table:table-cell>
        </table:table-row>
        <table:table-row table:style-name="ro6">
          <table:table-cell/>
          <table:covered-table-cell table:style-name="ce16"/>
          <table:table-cell table:style-name="ce17" office:value-type="string">
            <text:p>Standard workflows</text:p>
          </table:table-cell>
          <table:table-cell table:number-columns-repeated="6" table:style-name="ce21" office:value-type="string">
            <text:p>X</text:p>
          </table:table-cell>
          <table:table-cell table:number-columns-repeated="6" table:style-name="ce20" office:value-type="string">
            <text:p>√</text:p>
          </table:table-cell>
        </table:table-row>
        <table:table-row table:style-name="ro5">
          <table:table-cell/>
          <table:covered-table-cell table:style-name="ce16"/>
          <table:table-cell table:style-name="ce17" office:value-type="string">
            <text:p>Customisable workflows</text:p>
          </table:table-cell>
          <table:table-cell table:number-columns-repeated="7" table:style-name="ce21" office:value-type="string">
            <text:p>X</text:p>
          </table:table-cell>
          <table:table-cell table:number-columns-repeated="3" table:style-name="ce20" office:value-type="string">
            <text:p>√</text:p>
          </table:table-cell>
          <table:table-cell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Drag and drop workflows</text:p>
          </table:table-cell>
          <table:table-cell table:number-columns-repeated="7" table:style-name="ce21" office:value-type="string">
            <text:p>X</text:p>
          </table:table-cell>
          <table:table-cell table:style-name="ce20" office:value-type="string">
            <text:p>√</text:p>
          </table:table-cell>
          <table:table-cell table:style-name="ce21" office:value-type="string">
            <text:p>X</text:p>
          </table:table-cell>
          <table:table-cell table:number-columns-repeated="3" table:style-name="ce20" office:value-type="string">
            <text:p>√</text:p>
          </table:table-cell>
        </table:table-row>
        <table:table-row table:style-name="ro5">
          <table:table-cell/>
          <table:covered-table-cell table:style-name="ce16"/>
          <table:table-cell table:style-name="ce17" office:value-type="string">
            <text:p>Cluster execution</text:p>
          </table:table-cell>
          <table:table-cell table:number-columns-repeated="7" table:style-name="ce21" office:value-type="string">
            <text:p>X</text:p>
          </table:table-cell>
          <table:table-cell table:number-columns-repeated="5" table:style-name="ce20" office:value-type="string">
            <text:p>√</text:p>
          </table:table-cell>
        </table:table-row>
        <table:table-row table:style-name="ro5">
          <table:table-cell/>
          <table:covered-table-cell table:style-name="ce16"/>
          <table:table-cell table:style-name="ce17" office:value-type="string">
            <text:p>Grid execution</text:p>
          </table:table-cell>
          <table:table-cell table:number-columns-repeated="8" table:style-name="ce21" office:value-type="string">
            <text:p>X</text:p>
          </table:table-cell>
          <table:table-cell table:style-name="ce20" office:value-type="string">
            <text:p>√</text:p>
          </table:table-cell>
          <table:table-cell table:number-columns-repeated="3" table:style-name="ce21" office:value-type="string">
            <text:p>X</text:p>
          </table:table-cell>
        </table:table-row>
        <table:table-row table:style-name="ro5">
          <table:table-cell/>
          <table:covered-table-cell table:style-name="ce16"/>
          <table:table-cell table:style-name="ce17" office:value-type="string">
            <text:p>Loops, conditional branching</text:p>
          </table:table-cell>
          <table:table-cell table:number-columns-repeated="8" table:style-name="ce21" office:value-type="string">
            <text:p>X</text:p>
          </table:table-cell>
          <table:table-cell table:number-columns-repeated="3" table:style-name="ce20" office:value-type="string">
            <text:p>√</text:p>
          </table:table-cell>
          <table:table-cell table:style-name="ce21" office:value-type="string">
            <text:p>X</text:p>
          </table:table-cell>
        </table:table-row>
        <table:table-row table:style-name="ro5">
          <table:table-cell/>
          <table:covered-table-cell table:style-name="ce16"/>
          <table:table-cell table:style-name="ce17" office:value-type="string">
            <text:p>Data management</text:p>
          </table:table-cell>
          <table:table-cell table:number-columns-repeated="11" table:style-name="ce21" office:value-type="string">
            <text:p>X</text:p>
          </table:table-cell>
          <table:table-cell table:style-name="ce20" office:value-type="string">
            <text:p>√</text:p>
          </table:table-cell>
        </table:table-row>
        <table:table-row table:style-name="ro5">
          <table:table-cell/>
          <table:covered-table-cell table:style-name="ce16"/>
          <table:table-cell table:style-name="ce17" office:value-type="string">
            <text:p>Workflow search</text:p>
          </table:table-cell>
          <table:table-cell table:number-columns-repeated="10" table:style-name="ce21" office:value-type="string">
            <text:p>X</text:p>
          </table:table-cell>
          <table:table-cell table:number-columns-repeated="2" table:style-name="ce20" office:value-type="string">
            <text:p>√</text:p>
          </table:table-cell>
        </table:table-row>
        <table:table-row table:style-name="ro5">
          <table:table-cell/>
          <table:covered-table-cell table:style-name="ce16"/>
          <table:table-cell table:style-name="ce17" office:value-type="string">
            <text:p>Web interface</text:p>
          </table:table-cell>
          <table:table-cell table:number-columns-repeated="12" table:style-name="ce21" office:value-type="string">
            <text:p>X</text:p>
          </table:table-cell>
        </table:table-row>
        <table:table-row table:style-name="ro5">
          <table:table-cell/>
          <table:covered-table-cell table:style-name="ce16"/>
          <table:table-cell table:style-name="ce17" office:value-type="string">
            <text:p>Web service</text:p>
          </table:table-cell>
          <table:table-cell table:number-columns-repeated="8" table:style-name="ce21" office:value-type="string">
            <text:p>X</text:p>
          </table:table-cell>
          <table:table-cell table:number-columns-repeated="2" table:style-name="ce20" office:value-type="string">
            <text:p>√</text:p>
          </table:table-cell>
          <table:table-cell table:number-columns-repeated="2" table:style-name="ce21" office:value-type="string">
            <text:p>X</text:p>
          </table:table-cell>
        </table:table-row>
        <table:table-row table:style-name="ro5">
          <table:table-cell/>
          <table:covered-table-cell table:style-name="ce16"/>
          <table:table-cell table:style-name="ce17" office:value-type="string">
            <text:p>Plug 'n play applications</text:p>
          </table:table-cell>
          <table:table-cell table:number-columns-repeated="10" table:style-name="ce21" office:value-type="string">
            <text:p>X</text:p>
          </table:table-cell>
          <table:table-cell table:number-columns-repeated="2" table:style-name="ce20" office:value-type="string">
            <text:p>√</text:p>
          </table:table-cell>
        </table:table-row>
        <table:table-row table:style-name="ro5">
          <table:table-cell/>
          <table:covered-table-cell table:style-name="ce16"/>
          <table:table-cell table:style-name="ce17" office:value-type="string">
            <text:p>Annotation</text:p>
          </table:table-cell>
          <table:table-cell table:number-columns-repeated="10" table:style-name="ce21" office:value-type="string">
            <text:p>X</text:p>
          </table:table-cell>
          <table:table-cell table:number-columns-repeated="2" table:style-name="ce20" office:value-type="string">
            <text:p>√</text:p>
          </table:table-cell>
        </table:table-row>
        <table:table-row table:style-name="ro5">
          <table:table-cell/>
          <table:covered-table-cell table:style-name="ce16"/>
          <table:table-cell table:style-name="ce17" office:value-type="string">
            <text:p>Group access and sharing</text:p>
          </table:table-cell>
          <table:table-cell table:number-columns-repeated="10" table:style-name="ce21" office:value-type="string">
            <text:p>X</text:p>
          </table:table-cell>
          <table:table-cell table:number-columns-repeated="2" table:style-name="ce20" office:value-type="string">
            <text:p>√</text:p>
          </table:table-cell>
        </table:table-row>
        <table:table-row table:style-name="ro7" table:number-rows-repeated="1048549">
          <table:table-cell table:number-columns-repeated="15"/>
        </table:table-row>
        <table:table-row table:style-name="ro7">
          <table:table-cell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09:12:08">00:00:00</text:time></text:p>
        </style:region-right>
      </style:header>
      <style:header-left style:display="false"/>
      <style:footer>
        <text:p>Page <text:page-number>1</text:page-number> / <text:page-count>99</text:page-count></text:p>
      </style:footer>
      <style:footer-left style:display="false"/>
    </style:master-page>
  </office:master-styles>
</office:document-styles>
</file>